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officeooo:rsid="000386ca" officeooo:paragraph-rsid="000386ca"/>
    </style:style>
    <style:style style:name="P2" style:family="paragraph" style:parent-style-name="Standard">
      <style:text-properties fo:font-size="16pt" fo:font-weight="bold" officeooo:rsid="000386ca" officeooo:paragraph-rsid="000386ca" style:font-size-asian="14pt" style:font-weight-asian="bold" style:font-size-complex="16pt" style:font-weight-complex="bold"/>
    </style:style>
    <style:style style:name="P3" style:family="paragraph" style:parent-style-name="Standard">
      <style:text-properties fo:font-size="16pt" fo:font-weight="bold" officeooo:rsid="000e0ea6" officeooo:paragraph-rsid="000f7fab" style:font-size-asian="16pt" style:font-weight-asian="bold" style:font-size-complex="16pt" style:font-weight-complex="bold"/>
    </style:style>
    <style:style style:name="P4" style:family="paragraph" style:parent-style-name="Standard">
      <style:text-properties fo:font-size="16pt" fo:font-style="normal" fo:font-weight="bold" officeooo:rsid="000386ca" officeooo:paragraph-rsid="000386ca" style:font-size-asian="16pt" style:font-style-asian="normal" style:font-weight-asian="bold" style:font-size-complex="16pt" style:font-style-complex="normal" style:font-weight-complex="bold"/>
    </style:style>
    <style:style style:name="P5" style:family="paragraph" style:parent-style-name="Standard">
      <style:text-properties fo:font-size="16pt" fo:font-style="normal" fo:font-weight="bold" officeooo:rsid="000399ef" officeooo:paragraph-rsid="000399ef" style:font-size-asian="16pt" style:font-style-asian="normal" style:font-weight-asian="bold" style:font-size-complex="16pt" style:font-style-complex="normal" style:font-weight-complex="bold"/>
    </style:style>
    <style:style style:name="P6" style:family="paragraph" style:parent-style-name="Standard">
      <style:text-properties fo:font-size="16pt" fo:font-style="normal" fo:font-weight="bold" officeooo:rsid="0004c785" officeooo:paragraph-rsid="0004c785" style:font-size-asian="16pt" style:font-style-asian="normal" style:font-weight-asian="bold" style:font-size-complex="16pt" style:font-style-complex="normal" style:font-weight-complex="bold"/>
    </style:style>
    <style:style style:name="P7" style:family="paragraph" style:parent-style-name="Standard">
      <style:paragraph-properties fo:text-align="start" style:justify-single-word="false"/>
      <style:text-properties fo:font-size="16pt" fo:font-style="normal" fo:font-weight="bold" officeooo:rsid="000399ef" officeooo:paragraph-rsid="000399ef" style:font-size-asian="14pt" style:font-style-asian="normal" style:font-weight-asian="bold" style:font-size-complex="16pt" style:font-style-complex="normal" style:font-weight-complex="bold"/>
    </style:style>
    <style:style style:name="P8" style:family="paragraph" style:parent-style-name="Standard">
      <style:text-properties fo:font-size="16pt" fo:font-style="normal" fo:font-weight="bold" officeooo:rsid="00050566" officeooo:paragraph-rsid="0004c785" style:font-size-asian="14pt" style:font-style-asian="normal" style:font-weight-asian="bold" style:font-size-complex="16pt" style:font-style-complex="normal" style:font-weight-complex="bold"/>
    </style:style>
    <style:style style:name="P9" style:family="paragraph" style:parent-style-name="Standard">
      <style:text-properties fo:font-size="16pt" fo:font-style="normal" fo:font-weight="bold" officeooo:rsid="00050566" officeooo:paragraph-rsid="000f7fab" style:font-size-asian="14pt" style:font-style-asian="normal" style:font-weight-asian="bold" style:font-size-complex="16pt" style:font-style-complex="normal" style:font-weight-complex="bold"/>
    </style:style>
    <style:style style:name="P10" style:family="paragraph" style:parent-style-name="Standard">
      <style:text-properties fo:font-weight="normal" officeooo:rsid="000386ca" officeooo:paragraph-rsid="000386ca" style:font-weight-asian="normal" style:font-weight-complex="normal"/>
    </style:style>
    <style:style style:name="P11" style:family="paragraph" style:parent-style-name="Standard">
      <style:text-properties fo:font-weight="normal" officeooo:rsid="000e0ea6" officeooo:paragraph-rsid="000e0ea6" style:font-weight-asian="normal" style:font-weight-complex="normal"/>
    </style:style>
    <style:style style:name="P12" style:family="paragraph" style:parent-style-name="Standard">
      <style:text-properties fo:font-weight="normal" officeooo:rsid="000e0ea6" officeooo:paragraph-rsid="000f7fab" style:font-weight-asian="normal" style:font-weight-complex="normal"/>
    </style:style>
    <style:style style:name="P13" style:family="paragraph" style:parent-style-name="Standard">
      <style:text-properties fo:font-style="normal" officeooo:rsid="000386ca" officeooo:paragraph-rsid="000386ca" style:font-style-asian="normal" style:font-style-complex="normal"/>
    </style:style>
    <style:style style:name="P14" style:family="paragraph" style:parent-style-name="Standard">
      <style:text-properties fo:font-style="normal" fo:font-weight="bold" officeooo:rsid="000386ca" officeooo:paragraph-rsid="000386ca"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fo:font-style="normal" fo:font-weight="bold" officeooo:rsid="000386ca" officeooo:paragraph-rsid="000386ca" style:font-style-asian="normal" style:font-weight-asian="bold" style:font-style-complex="normal" style:font-weight-complex="bold"/>
    </style:style>
    <style:style style:name="P16" style:family="paragraph" style:parent-style-name="Standard">
      <style:paragraph-properties fo:text-align="start" style:justify-single-word="false"/>
      <style:text-properties fo:font-style="normal" fo:font-weight="bold" officeooo:rsid="000399ef" officeooo:paragraph-rsid="000399ef"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ize="12pt" fo:font-style="normal" fo:font-weight="bold" officeooo:rsid="000399ef" officeooo:paragraph-rsid="000399ef" style:font-size-asian="10.5pt" style:font-style-asian="normal" style:font-weight-asian="bold" style:font-size-complex="12pt" style:font-style-complex="normal" style:font-weight-complex="bold"/>
    </style:style>
    <style:style style:name="P18" style:family="paragraph" style:parent-style-name="Standard">
      <style:text-properties fo:font-size="12pt" fo:font-style="normal" fo:font-weight="bold" officeooo:rsid="000399ef" officeooo:paragraph-rsid="000399ef" style:font-size-asian="10.5pt" style:font-style-asian="normal" style:font-weight-asian="bold" style:font-size-complex="12pt" style:font-style-complex="normal" style:font-weight-complex="bold"/>
    </style:style>
    <style:style style:name="P19" style:family="paragraph" style:parent-style-name="Standard">
      <style:text-properties fo:font-size="12pt" fo:font-style="normal" fo:font-weight="bold" officeooo:rsid="0004c785" officeooo:paragraph-rsid="0004c785" style:font-size-asian="10.5pt" style:font-style-asian="normal" style:font-weight-asian="bold" style:font-size-complex="12pt" style:font-style-complex="normal" style:font-weight-complex="bold"/>
    </style:style>
    <style:style style:name="P20" style:family="paragraph" style:parent-style-name="Standard">
      <style:text-properties fo:font-size="12pt" fo:font-style="normal" fo:font-weight="bold" officeooo:rsid="000935a2" officeooo:paragraph-rsid="000935a2" style:font-size-asian="10.5pt" style:font-style-asian="normal" style:font-weight-asian="bold" style:font-size-complex="12pt" style:font-style-complex="normal" style:font-weight-complex="bold"/>
    </style:style>
    <style:style style:name="P21" style:family="paragraph" style:parent-style-name="Standard">
      <style:text-properties fo:font-size="12pt" fo:font-style="normal" fo:font-weight="bold" officeooo:rsid="000b1da1" officeooo:paragraph-rsid="000b1da1" style:font-size-asian="10.5pt" style:font-style-asian="normal" style:font-weight-asian="bold" style:font-size-complex="12pt" style:font-style-complex="normal" style:font-weight-complex="bold"/>
    </style:style>
    <style:style style:name="P22" style:family="paragraph" style:parent-style-name="Standard">
      <style:text-properties fo:font-size="12pt" fo:font-style="normal" fo:font-weight="bold" officeooo:rsid="000caf4f" officeooo:paragraph-rsid="000caf4f" style:font-size-asian="10.5pt" style:font-style-asian="normal" style:font-weight-asian="bold" style:font-size-complex="12pt" style:font-style-complex="normal" style:font-weight-complex="bold"/>
    </style:style>
    <style:style style:name="P23" style:family="paragraph" style:parent-style-name="Standard">
      <style:text-properties fo:font-size="12pt" fo:font-style="normal" fo:font-weight="normal" officeooo:rsid="00071319" officeooo:paragraph-rsid="00071319"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fo:font-weight="normal" officeooo:rsid="0008937e" officeooo:paragraph-rsid="0008937e"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fo:font-weight="normal" officeooo:rsid="0008937e" officeooo:paragraph-rsid="000935a2"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fo:font-weight="normal" officeooo:rsid="000b1da1" officeooo:paragraph-rsid="000b1da1"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00caf4f" officeooo:paragraph-rsid="000caf4f" style:font-size-asian="10.5pt" style:font-style-asian="normal" style:font-weight-asian="normal" style:font-size-complex="12pt" style:font-style-complex="normal" style:font-weight-complex="normal"/>
    </style:style>
    <style:style style:name="P28" style:family="paragraph" style:parent-style-name="Standard">
      <style:text-properties officeooo:paragraph-rsid="000caf4f"/>
    </style:style>
    <style:style style:name="P29" style:family="paragraph" style:parent-style-name="Standard">
      <style:text-properties fo:font-weight="bold" officeooo:rsid="000e0ea6" officeooo:paragraph-rsid="000e0ea6" style:font-weight-asian="bold" style:font-weight-complex="bold"/>
    </style:style>
    <style:style style:name="P30" style:family="paragraph" style:parent-style-name="Standard">
      <style:text-properties fo:font-weight="bold" officeooo:rsid="000e0ea6" officeooo:paragraph-rsid="000f7fab" style:font-weight-asian="bold" style:font-weight-complex="bold"/>
    </style:style>
    <style:style style:name="P31" style:family="paragraph" style:parent-style-name="Default_20_Drawing_20_Style" style:list-style-name="L41">
      <style:text-properties style:font-name="Liberation Serif" fo:font-size="12pt" fo:font-weight="normal" officeooo:rsid="0023ddb2" officeooo:paragraph-rsid="0023ddb2"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fo:font-style="normal" fo:font-weight="normal" officeooo:rsid="000386ca" officeooo:paragraph-rsid="000386ca" style:font-style-asian="normal" style:font-weight-asian="normal" style:font-style-complex="normal" style:font-weight-complex="normal"/>
    </style:style>
    <style:style style:name="P33" style:family="paragraph" style:parent-style-name="Standard" style:list-style-name="L1">
      <style:paragraph-properties fo:text-align="start" style:justify-single-word="false"/>
      <style:text-properties fo:font-style="normal" fo:font-weight="normal" officeooo:rsid="000386ca" officeooo:paragraph-rsid="000399ef" style:font-style-asian="normal" style:font-weight-asian="normal" style:font-style-complex="normal" style:font-weight-complex="normal"/>
    </style:style>
    <style:style style:name="P34" style:family="paragraph" style:parent-style-name="Standard" style:list-style-name="L1">
      <style:text-properties fo:font-style="normal" fo:font-weight="normal" officeooo:rsid="000386ca" officeooo:paragraph-rsid="000386ca" style:font-style-asian="normal" style:font-weight-asian="normal" style:font-style-complex="normal" style:font-weight-complex="normal"/>
    </style:style>
    <style:style style:name="P35" style:family="paragraph" style:parent-style-name="Standard" style:list-style-name="L1">
      <style:paragraph-properties fo:text-align="start" style:justify-single-word="false"/>
      <style:text-properties officeooo:paragraph-rsid="000386ca"/>
    </style:style>
    <style:style style:name="P36" style:family="paragraph" style:parent-style-name="Standard" style:list-style-name="L1">
      <style:paragraph-properties fo:text-align="start" style:justify-single-word="false"/>
      <style:text-properties fo:font-size="16pt" fo:font-style="normal" fo:font-weight="bold" officeooo:rsid="000399ef" officeooo:paragraph-rsid="000399ef" style:font-size-asian="14pt" style:font-style-asian="normal" style:font-weight-asian="bold" style:font-size-complex="16pt" style:font-style-complex="normal" style:font-weight-complex="bold"/>
    </style:style>
    <style:style style:name="P37" style:family="paragraph" style:parent-style-name="Standard">
      <style:text-properties fo:font-size="16pt" fo:font-style="normal" fo:font-weight="bold" officeooo:rsid="00050566" officeooo:paragraph-rsid="000f7fab" style:font-size-asian="14pt" style:font-style-asian="normal" style:font-weight-asian="bold" style:font-size-complex="16pt" style:font-style-complex="normal" style:font-weight-complex="bold"/>
    </style:style>
    <style:style style:name="P38" style:family="paragraph" style:parent-style-name="Standard">
      <style:text-properties fo:font-size="16pt" fo:font-style="normal" fo:font-weight="bold" officeooo:rsid="00180575" officeooo:paragraph-rsid="00180575" style:font-size-asian="14pt" style:font-style-asian="normal" style:font-weight-asian="bold" style:font-size-complex="16pt" style:font-style-complex="normal" style:font-weight-complex="bold"/>
    </style:style>
    <style:style style:name="P39" style:family="paragraph" style:parent-style-name="Standard">
      <style:text-properties fo:font-size="16pt" fo:font-weight="bold" officeooo:paragraph-rsid="00180575" style:font-size-asian="16pt" style:font-weight-asian="bold" style:font-size-complex="16pt" style:font-weight-complex="bold"/>
    </style:style>
    <style:style style:name="P40" style:family="paragraph" style:parent-style-name="Standard">
      <style:text-properties fo:font-size="16pt" fo:font-weight="bold" officeooo:paragraph-rsid="0019db8c" style:font-size-asian="16pt" style:font-weight-asian="bold" style:font-size-complex="16pt" style:font-weight-complex="bold"/>
    </style:style>
    <style:style style:name="P41" style:family="paragraph" style:parent-style-name="Standard">
      <style:text-properties fo:font-size="16pt" fo:font-weight="bold" officeooo:rsid="0023ddb2" officeooo:paragraph-rsid="0023ddb2" style:font-size-asian="14pt" style:font-weight-asian="bold" style:font-size-complex="16pt" style:font-weight-complex="bold"/>
    </style:style>
    <style:style style:name="P42" style:family="paragraph" style:parent-style-name="Standard" style:list-style-name="L2">
      <style:paragraph-properties fo:text-align="start" style:justify-single-word="false"/>
      <style:text-properties fo:font-size="12pt" fo:font-style="normal" fo:font-weight="bold" officeooo:rsid="000399ef" officeooo:paragraph-rsid="000399ef" style:font-size-asian="10.5pt" style:font-style-asian="normal" style:font-weight-asian="bold" style:font-size-complex="12pt" style:font-style-complex="normal" style:font-weight-complex="bold"/>
    </style:style>
    <style:style style:name="P43" style:family="paragraph" style:parent-style-name="Standard" style:list-style-name="L11">
      <style:text-properties fo:font-size="12pt" fo:font-style="normal" fo:font-weight="bold" officeooo:rsid="000935a2" officeooo:paragraph-rsid="000935a2" style:font-size-asian="10.5pt" style:font-style-asian="normal" style:font-weight-asian="bold" style:font-size-complex="12pt" style:font-style-complex="normal" style:font-weight-complex="bold"/>
    </style:style>
    <style:style style:name="P44" style:family="paragraph" style:parent-style-name="Standard" style:list-style-name="L12">
      <style:text-properties fo:font-size="12pt" fo:font-style="normal" fo:font-weight="bold" officeooo:rsid="000b1da1" officeooo:paragraph-rsid="000b1da1" style:font-size-asian="10.5pt" style:font-style-asian="normal" style:font-weight-asian="bold" style:font-size-complex="12pt" style:font-style-complex="normal" style:font-weight-complex="bold"/>
    </style:style>
    <style:style style:name="P45" style:family="paragraph" style:parent-style-name="Standard">
      <style:text-properties fo:font-size="12pt" fo:font-style="normal" fo:font-weight="bold" officeooo:rsid="000b1da1" officeooo:paragraph-rsid="000b1da1" style:font-size-asian="10.5pt" style:font-style-asian="normal" style:font-weight-asian="bold" style:font-size-complex="12pt" style:font-style-complex="normal" style:font-weight-complex="bold"/>
    </style:style>
    <style:style style:name="P46" style:family="paragraph" style:parent-style-name="Standard" style:list-style-name="L13">
      <style:text-properties fo:font-size="12pt" fo:font-style="normal" fo:font-weight="bold" officeooo:rsid="000caf4f" officeooo:paragraph-rsid="000caf4f" style:font-size-asian="10.5pt" style:font-style-asian="normal" style:font-weight-asian="bold" style:font-size-complex="12pt" style:font-style-complex="normal" style:font-weight-complex="bold"/>
    </style:style>
    <style:style style:name="P47" style:family="paragraph" style:parent-style-name="Standard" style:list-style-name="L2">
      <style:paragraph-properties fo:text-align="start" style:justify-single-word="false"/>
      <style:text-properties fo:font-size="12pt" fo:font-style="normal" fo:font-weight="normal" officeooo:rsid="000399ef" officeooo:paragraph-rsid="000399ef" style:font-size-asian="10.5pt" style:font-style-asian="normal" style:font-weight-asian="normal" style:font-size-complex="12pt" style:font-style-complex="normal" style:font-weight-complex="normal"/>
    </style:style>
    <style:style style:name="P48" style:family="paragraph" style:parent-style-name="Standard" style:list-style-name="L3">
      <style:text-properties fo:font-size="12pt" fo:font-style="normal" fo:font-weight="normal" officeooo:rsid="0004c785" officeooo:paragraph-rsid="0004c785" style:font-size-asian="10.5pt" style:font-style-asian="normal" style:font-weight-asian="normal" style:font-size-complex="12pt" style:font-style-complex="normal" style:font-weight-complex="normal"/>
    </style:style>
    <style:style style:name="P49" style:family="paragraph" style:parent-style-name="Standard" style:list-style-name="L4">
      <style:text-properties fo:font-size="12pt" fo:font-style="normal" fo:font-weight="normal" officeooo:rsid="0004c785" officeooo:paragraph-rsid="0004c785" style:font-size-asian="10.5pt" style:font-style-asian="normal" style:font-weight-asian="normal" style:font-size-complex="12pt" style:font-style-complex="normal" style:font-weight-complex="normal"/>
    </style:style>
    <style:style style:name="P50" style:family="paragraph" style:parent-style-name="Standard" style:list-style-name="L5">
      <style:text-properties fo:font-size="12pt" fo:font-style="normal" fo:font-weight="normal" officeooo:rsid="0008937e" officeooo:paragraph-rsid="0008937e" style:font-size-asian="10.5pt" style:font-style-asian="normal" style:font-weight-asian="normal" style:font-size-complex="12pt" style:font-style-complex="normal" style:font-weight-complex="normal"/>
    </style:style>
    <style:style style:name="P51" style:family="paragraph" style:parent-style-name="Standard" style:list-style-name="L6">
      <style:text-properties fo:font-size="12pt" fo:font-style="normal" fo:font-weight="normal" officeooo:rsid="0008937e" officeooo:paragraph-rsid="0008937e" style:font-size-asian="10.5pt" style:font-style-asian="normal" style:font-weight-asian="normal" style:font-size-complex="12pt" style:font-style-complex="normal" style:font-weight-complex="normal"/>
    </style:style>
    <style:style style:name="P52" style:family="paragraph" style:parent-style-name="Standard" style:list-style-name="L7">
      <style:text-properties fo:font-size="12pt" fo:font-style="normal" fo:font-weight="normal" officeooo:rsid="0008937e" officeooo:paragraph-rsid="0008937e" style:font-size-asian="10.5pt" style:font-style-asian="normal" style:font-weight-asian="normal" style:font-size-complex="12pt" style:font-style-complex="normal" style:font-weight-complex="normal"/>
    </style:style>
    <style:style style:name="P53" style:family="paragraph" style:parent-style-name="Standard" style:list-style-name="L8">
      <style:text-properties fo:font-size="12pt" fo:font-style="normal" fo:font-weight="normal" officeooo:rsid="0008937e" officeooo:paragraph-rsid="0008937e" style:font-size-asian="10.5pt" style:font-style-asian="normal" style:font-weight-asian="normal" style:font-size-complex="12pt" style:font-style-complex="normal" style:font-weight-complex="normal"/>
    </style:style>
    <style:style style:name="P54" style:family="paragraph" style:parent-style-name="Standard" style:list-style-name="L9">
      <style:text-properties fo:font-size="12pt" fo:font-style="normal" fo:font-weight="normal" officeooo:rsid="0008937e" officeooo:paragraph-rsid="0008937e" style:font-size-asian="10.5pt" style:font-style-asian="normal" style:font-weight-asian="normal" style:font-size-complex="12pt" style:font-style-complex="normal" style:font-weight-complex="normal"/>
    </style:style>
    <style:style style:name="P55" style:family="paragraph" style:parent-style-name="Standard" style:list-style-name="L10">
      <style:text-properties fo:font-size="12pt" fo:font-style="normal" fo:font-weight="normal" officeooo:rsid="0008937e" officeooo:paragraph-rsid="000935a2" style:font-size-asian="10.5pt" style:font-style-asian="normal" style:font-weight-asian="normal" style:font-size-complex="12pt" style:font-style-complex="normal" style:font-weight-complex="normal"/>
    </style:style>
    <style:style style:name="P56" style:family="paragraph" style:parent-style-name="Standard" style:list-style-name="L5">
      <style:text-properties fo:font-size="12pt" fo:font-style="normal" fo:font-weight="normal" officeooo:rsid="000935a2" officeooo:paragraph-rsid="000935a2" style:font-size-asian="10.5pt" style:font-style-asian="normal" style:font-weight-asian="normal" style:font-size-complex="12pt" style:font-style-complex="normal" style:font-weight-complex="normal"/>
    </style:style>
    <style:style style:name="P57" style:family="paragraph" style:parent-style-name="Standard" style:list-style-name="L8">
      <style:text-properties fo:font-size="12pt" fo:font-style="normal" fo:font-weight="normal" officeooo:rsid="000935a2" officeooo:paragraph-rsid="000935a2" style:font-size-asian="10.5pt" style:font-style-asian="normal" style:font-weight-asian="normal" style:font-size-complex="12pt" style:font-style-complex="normal" style:font-weight-complex="normal"/>
    </style:style>
    <style:style style:name="P58" style:family="paragraph" style:parent-style-name="Standard">
      <style:text-properties fo:font-size="12pt" fo:font-style="normal" fo:font-weight="normal" officeooo:rsid="000a42c7" officeooo:paragraph-rsid="000935a2" style:font-size-asian="10.5pt" style:font-style-asian="normal" style:font-weight-asian="normal" style:font-size-complex="12pt" style:font-style-complex="normal" style:font-weight-complex="normal"/>
    </style:style>
    <style:style style:name="P59" style:family="paragraph" style:parent-style-name="Standard" style:list-style-name="L11">
      <style:text-properties fo:font-size="12pt" fo:font-style="normal" fo:font-weight="normal" officeooo:rsid="000a42c7" officeooo:paragraph-rsid="000935a2" style:font-size-asian="10.5pt" style:font-style-asian="normal" style:font-weight-asian="normal" style:font-size-complex="12pt" style:font-style-complex="normal" style:font-weight-complex="normal"/>
    </style:style>
    <style:style style:name="P60" style:family="paragraph" style:parent-style-name="Standard" style:list-style-name="L12">
      <style:text-properties fo:font-size="12pt" fo:font-style="normal" fo:font-weight="normal" officeooo:rsid="000b1da1" officeooo:paragraph-rsid="000b1da1" style:font-size-asian="10.5pt" style:font-style-asian="normal" style:font-weight-asian="normal" style:font-size-complex="12pt" style:font-style-complex="normal" style:font-weight-complex="normal"/>
    </style:style>
    <style:style style:name="P61" style:family="paragraph" style:parent-style-name="Standard" style:list-style-name="L13">
      <style:text-properties fo:font-size="12pt" fo:font-style="normal" fo:font-weight="normal" officeooo:rsid="000caf4f" officeooo:paragraph-rsid="000e0ea6" style:font-size-asian="10.5pt" style:font-style-asian="normal" style:font-weight-asian="normal" style:font-size-complex="12pt" style:font-style-complex="normal" style:font-weight-complex="normal"/>
    </style:style>
    <style:style style:name="P62" style:family="paragraph" style:parent-style-name="Standard" style:list-style-name="L13">
      <style:text-properties fo:font-size="12pt" fo:font-style="normal" fo:font-weight="normal" officeooo:rsid="000caf4f" officeooo:paragraph-rsid="000caf4f" style:font-size-asian="10.5pt" style:font-style-asian="normal" style:font-weight-asian="normal" style:font-size-complex="12pt" style:font-style-complex="normal" style:font-weight-complex="normal"/>
    </style:style>
    <style:style style:name="P63" style:family="paragraph" style:parent-style-name="Standard" style:list-style-name="L13">
      <style:text-properties fo:font-size="12pt" fo:font-style="normal" fo:font-weight="normal" officeooo:rsid="000f71d2" officeooo:paragraph-rsid="000f71d2" style:font-size-asian="10.5pt" style:font-style-asian="normal" style:font-weight-asian="normal" style:font-size-complex="12pt" style:font-style-complex="normal" style:font-weight-complex="normal"/>
    </style:style>
    <style:style style:name="P64" style:family="paragraph" style:parent-style-name="Standard" style:list-style-name="L13">
      <style:text-properties fo:font-size="12pt" fo:font-style="normal" fo:font-weight="normal" officeooo:rsid="000e0ea6" officeooo:paragraph-rsid="000e0ea6" style:font-size-asian="10.5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weight="bold" officeooo:rsid="000399ef" officeooo:paragraph-rsid="000399ef" style:font-size-asian="10.5pt" style:font-weight-asian="bold" style:font-size-complex="12pt" style:font-weight-complex="bold"/>
    </style:style>
    <style:style style:name="P66" style:family="paragraph" style:parent-style-name="Standard" style:list-style-name="L3">
      <style:text-properties fo:font-size="12pt" fo:font-weight="bold" officeooo:rsid="0004c785" officeooo:paragraph-rsid="0004c785" style:font-size-asian="10.5pt" style:font-weight-asian="bold" style:font-size-complex="12pt" style:font-weight-complex="bold"/>
    </style:style>
    <style:style style:name="P67" style:family="paragraph" style:parent-style-name="Standard">
      <style:text-properties fo:font-size="12pt" fo:font-weight="bold" officeooo:rsid="0023ddb2" officeooo:paragraph-rsid="0023ddb2" style:font-size-asian="10.5pt" style:font-weight-asian="bold" style:font-size-complex="12pt" style:font-weight-complex="bold"/>
    </style:style>
    <style:style style:name="P68" style:family="paragraph" style:parent-style-name="Standard" style:list-style-name="L32">
      <style:text-properties fo:font-size="12pt" fo:font-weight="bold" officeooo:rsid="0019db8c" officeooo:paragraph-rsid="0019db8c" style:font-size-asian="12pt" style:font-weight-asian="bold" style:font-size-complex="12pt" style:font-weight-complex="bold"/>
    </style:style>
    <style:style style:name="P69" style:family="paragraph" style:parent-style-name="Standard">
      <style:text-properties fo:font-size="12pt" fo:font-weight="bold" officeooo:rsid="0019db8c" officeooo:paragraph-rsid="0019db8c" style:font-size-asian="12pt" style:font-weight-asian="bold" style:font-size-complex="12pt" style:font-weight-complex="bold"/>
    </style:style>
    <style:style style:name="P70" style:family="paragraph" style:parent-style-name="Standard" style:list-style-name="L4">
      <style:text-properties fo:font-size="12pt" fo:font-weight="normal" officeooo:rsid="0004c785" officeooo:paragraph-rsid="0004c785" style:font-size-asian="10.5pt" style:font-weight-asian="normal" style:font-size-complex="12pt" style:font-weight-complex="normal"/>
    </style:style>
    <style:style style:name="P71" style:family="paragraph" style:parent-style-name="Standard">
      <style:text-properties fo:font-size="12pt" fo:font-weight="normal" officeooo:rsid="00251d48" officeooo:paragraph-rsid="00251d48" style:font-size-asian="10.5pt" style:font-weight-asian="normal" style:font-size-complex="12pt" style:font-weight-complex="normal"/>
    </style:style>
    <style:style style:name="P72" style:family="paragraph" style:parent-style-name="Standard" style:list-style-name="L42">
      <style:text-properties fo:font-size="12pt" fo:font-weight="normal" officeooo:rsid="00251d48" officeooo:paragraph-rsid="00251d48" style:font-size-asian="10.5pt" style:font-weight-asian="normal" style:font-size-complex="12pt" style:font-weight-complex="normal"/>
    </style:style>
    <style:style style:name="P73" style:family="paragraph" style:parent-style-name="Standard" style:list-style-name="L32">
      <style:text-properties fo:font-size="12pt" fo:font-weight="normal" officeooo:rsid="0019db8c" officeooo:paragraph-rsid="0019db8c" style:font-size-asian="12pt" style:font-weight-asian="normal" style:font-size-complex="12pt" style:font-weight-complex="normal"/>
    </style:style>
    <style:style style:name="P74" style:family="paragraph" style:parent-style-name="Standard">
      <style:text-properties fo:font-size="12pt" fo:font-weight="normal" officeooo:rsid="0019db8c" officeooo:paragraph-rsid="0019db8c" style:font-size-asian="12pt" style:font-weight-asian="normal" style:font-size-complex="12pt" style:font-weight-complex="normal"/>
    </style:style>
    <style:style style:name="P75" style:family="paragraph" style:parent-style-name="Standard" style:list-style-name="L33">
      <style:text-properties fo:font-size="12pt" fo:font-weight="normal" officeooo:rsid="0019db8c" officeooo:paragraph-rsid="0019db8c" style:font-size-asian="12pt" style:font-weight-asian="normal" style:font-size-complex="12pt" style:font-weight-complex="normal"/>
    </style:style>
    <style:style style:name="P76" style:family="paragraph" style:parent-style-name="Standard">
      <style:text-properties fo:font-size="12pt" fo:font-weight="normal" officeooo:rsid="001afabb" officeooo:paragraph-rsid="001afabb" style:font-size-asian="12pt" style:font-weight-asian="normal" style:font-size-complex="12pt" style:font-weight-complex="normal"/>
    </style:style>
    <style:style style:name="P77" style:family="paragraph" style:parent-style-name="Standard">
      <style:text-properties fo:font-size="12pt" officeooo:paragraph-rsid="0023ddb2" style:font-size-asian="12pt" style:font-size-complex="12pt"/>
    </style:style>
    <style:style style:name="P78" style:family="paragraph" style:parent-style-name="Standard" style:list-style-name="L13">
      <style:text-properties officeooo:paragraph-rsid="000e0ea6"/>
    </style:style>
    <style:style style:name="P79" style:family="paragraph" style:parent-style-name="Standard" style:list-style-name="L14">
      <style:text-properties fo:font-weight="bold" officeooo:rsid="000caf4f" officeooo:paragraph-rsid="000caf4f" style:font-weight-asian="bold" style:font-weight-complex="bold"/>
    </style:style>
    <style:style style:name="P80" style:family="paragraph" style:parent-style-name="Standard" style:list-style-name="L14">
      <style:text-properties fo:font-weight="bold" officeooo:rsid="000e0ea6" officeooo:paragraph-rsid="000e0ea6" style:font-weight-asian="bold" style:font-weight-complex="bold"/>
    </style:style>
    <style:style style:name="P81" style:family="paragraph" style:parent-style-name="Standard">
      <style:text-properties fo:font-weight="bold" officeooo:rsid="00125701" officeooo:paragraph-rsid="00125701" style:font-weight-asian="bold" style:font-weight-complex="bold"/>
    </style:style>
    <style:style style:name="P82" style:family="paragraph" style:parent-style-name="Standard" style:list-style-name="L24">
      <style:text-properties fo:font-weight="bold" officeooo:rsid="0013b608" officeooo:paragraph-rsid="0013b608" style:font-weight-asian="bold" style:font-weight-complex="bold"/>
    </style:style>
    <style:style style:name="P83" style:family="paragraph" style:parent-style-name="Standard">
      <style:text-properties fo:font-weight="bold" officeooo:rsid="0013b608" officeooo:paragraph-rsid="0013b608" style:font-weight-asian="bold" style:font-weight-complex="bold"/>
    </style:style>
    <style:style style:name="P84" style:family="paragraph" style:parent-style-name="Standard" style:list-style-name="L26">
      <style:text-properties fo:font-weight="bold" officeooo:rsid="00140f0f" officeooo:paragraph-rsid="00140f0f" style:font-weight-asian="bold" style:font-weight-complex="bold"/>
    </style:style>
    <style:style style:name="P85" style:family="paragraph" style:parent-style-name="Standard">
      <style:text-properties fo:font-weight="bold" officeooo:rsid="00140f0f" officeooo:paragraph-rsid="00140f0f" style:font-weight-asian="bold" style:font-weight-complex="bold"/>
    </style:style>
    <style:style style:name="P86" style:family="paragraph" style:parent-style-name="Standard" style:list-style-name="L27">
      <style:text-properties fo:font-weight="bold" officeooo:rsid="00140f0f" officeooo:paragraph-rsid="00140f0f" style:font-weight-asian="bold" style:font-weight-complex="bold"/>
    </style:style>
    <style:style style:name="P87" style:family="paragraph" style:parent-style-name="Standard" style:list-style-name="L28">
      <style:text-properties fo:font-weight="bold" officeooo:rsid="001678d3" officeooo:paragraph-rsid="001678d3" style:font-weight-asian="bold" style:font-weight-complex="bold"/>
    </style:style>
    <style:style style:name="P88" style:family="paragraph" style:parent-style-name="Standard">
      <style:text-properties fo:font-weight="bold" officeooo:rsid="0017b985" officeooo:paragraph-rsid="0017b985" style:font-weight-asian="bold" style:font-weight-complex="bold"/>
    </style:style>
    <style:style style:name="P89" style:family="paragraph" style:parent-style-name="Standard">
      <style:text-properties fo:font-weight="bold" officeooo:paragraph-rsid="0017b985" style:font-weight-asian="bold" style:font-weight-complex="bold"/>
    </style:style>
    <style:style style:name="P90" style:family="paragraph" style:parent-style-name="Standard">
      <style:text-properties fo:font-weight="bold" officeooo:paragraph-rsid="001e4433" style:font-weight-asian="bold" style:font-weight-complex="bold"/>
    </style:style>
    <style:style style:name="P91" style:family="paragraph" style:parent-style-name="Standard">
      <style:text-properties fo:font-weight="bold" officeooo:rsid="0020c087" officeooo:paragraph-rsid="0020c087" style:font-weight-asian="bold" style:font-weight-complex="bold"/>
    </style:style>
    <style:style style:name="P92" style:family="paragraph" style:parent-style-name="Standard" style:list-style-name="L39">
      <style:text-properties fo:font-weight="bold" officeooo:rsid="0022a06e" officeooo:paragraph-rsid="0022a06e" style:font-weight-asian="bold" style:font-weight-complex="bold"/>
    </style:style>
    <style:style style:name="P93" style:family="paragraph" style:parent-style-name="Standard">
      <style:text-properties fo:font-weight="bold" officeooo:rsid="00251d48" officeooo:paragraph-rsid="00251d48" style:font-weight-asian="bold" style:font-weight-complex="bold"/>
    </style:style>
    <style:style style:name="P94" style:family="paragraph" style:parent-style-name="Standard">
      <style:text-properties fo:font-weight="bold" officeooo:rsid="0025570c" officeooo:paragraph-rsid="0025570c" style:font-weight-asian="bold" style:font-weight-complex="bold"/>
    </style:style>
    <style:style style:name="P95" style:family="paragraph" style:parent-style-name="Standard">
      <style:text-properties fo:font-weight="bold" officeooo:rsid="00263faa" officeooo:paragraph-rsid="00263faa" style:font-weight-asian="bold" style:font-weight-complex="bold"/>
    </style:style>
    <style:style style:name="P96" style:family="paragraph" style:parent-style-name="Standard" style:list-style-name="L14">
      <style:text-properties fo:font-weight="normal" officeooo:rsid="000caf4f" officeooo:paragraph-rsid="000caf4f" style:font-weight-asian="normal" style:font-weight-complex="normal"/>
    </style:style>
    <style:style style:name="P97" style:family="paragraph" style:parent-style-name="Standard" style:list-style-name="L14">
      <style:text-properties fo:font-weight="normal" officeooo:rsid="000e0ea6" officeooo:paragraph-rsid="000e0ea6" style:font-weight-asian="normal" style:font-weight-complex="normal"/>
    </style:style>
    <style:style style:name="P98" style:family="paragraph" style:parent-style-name="Standard" style:list-style-name="L15">
      <style:text-properties fo:font-weight="normal" officeooo:rsid="000e0ea6" officeooo:paragraph-rsid="000e0ea6" style:font-weight-asian="normal" style:font-weight-complex="normal"/>
    </style:style>
    <style:style style:name="P99" style:family="paragraph" style:parent-style-name="Standard" style:list-style-name="L16">
      <style:text-properties fo:font-weight="normal" officeooo:rsid="000e0ea6" officeooo:paragraph-rsid="000f7fab" style:font-weight-asian="normal" style:font-weight-complex="normal"/>
    </style:style>
    <style:style style:name="P100" style:family="paragraph" style:parent-style-name="Standard" style:list-style-name="L17">
      <style:text-properties fo:font-weight="normal" officeooo:rsid="000e0ea6" officeooo:paragraph-rsid="000f7fab" style:font-weight-asian="normal" style:font-weight-complex="normal"/>
    </style:style>
    <style:style style:name="P101" style:family="paragraph" style:parent-style-name="Standard">
      <style:text-properties fo:font-weight="normal" officeooo:rsid="000e0ea6" officeooo:paragraph-rsid="000f7fab" style:font-weight-asian="normal" style:font-weight-complex="normal"/>
    </style:style>
    <style:style style:name="P102" style:family="paragraph" style:parent-style-name="Standard">
      <style:text-properties fo:font-weight="normal" officeooo:rsid="00125701" officeooo:paragraph-rsid="00125701" style:font-weight-asian="normal" style:font-weight-complex="normal"/>
    </style:style>
    <style:style style:name="P103" style:family="paragraph" style:parent-style-name="Standard" style:list-style-name="L20">
      <style:text-properties fo:font-weight="normal" officeooo:rsid="00125701" officeooo:paragraph-rsid="00125701" style:font-weight-asian="normal" style:font-weight-complex="normal"/>
    </style:style>
    <style:style style:name="P104" style:family="paragraph" style:parent-style-name="Standard" style:list-style-name="L22">
      <style:text-properties fo:font-weight="normal" officeooo:rsid="00125701" officeooo:paragraph-rsid="00125701" style:font-weight-asian="normal" style:font-weight-complex="normal"/>
    </style:style>
    <style:style style:name="P105" style:family="paragraph" style:parent-style-name="Standard" style:list-style-name="L23">
      <style:text-properties fo:font-weight="normal" officeooo:rsid="00125701" officeooo:paragraph-rsid="00125701" style:font-weight-asian="normal" style:font-weight-complex="normal"/>
    </style:style>
    <style:style style:name="P106" style:family="paragraph" style:parent-style-name="Standard" style:list-style-name="L24">
      <style:text-properties fo:font-weight="normal" officeooo:rsid="0013b608" officeooo:paragraph-rsid="0013b608" style:font-weight-asian="normal" style:font-weight-complex="normal"/>
    </style:style>
    <style:style style:name="P107" style:family="paragraph" style:parent-style-name="Standard" style:list-style-name="L25">
      <style:text-properties fo:font-weight="normal" officeooo:rsid="0013b608" officeooo:paragraph-rsid="0013b608" style:font-weight-asian="normal" style:font-weight-complex="normal"/>
    </style:style>
    <style:style style:name="P108" style:family="paragraph" style:parent-style-name="Standard">
      <style:text-properties fo:font-weight="normal" officeooo:rsid="0013b608" officeooo:paragraph-rsid="0013b608" style:font-weight-asian="normal" style:font-weight-complex="normal"/>
    </style:style>
    <style:style style:name="P109" style:family="paragraph" style:parent-style-name="Standard" style:list-style-name="L27">
      <style:text-properties fo:font-weight="normal" officeooo:rsid="00140f0f" officeooo:paragraph-rsid="00140f0f" style:font-weight-asian="normal" style:font-weight-complex="normal"/>
    </style:style>
    <style:style style:name="P110" style:family="paragraph" style:parent-style-name="Standard">
      <style:text-properties fo:font-weight="normal" officeooo:rsid="00140f0f" officeooo:paragraph-rsid="00140f0f" style:font-weight-asian="normal" style:font-weight-complex="normal"/>
    </style:style>
    <style:style style:name="P111" style:family="paragraph" style:parent-style-name="Standard">
      <style:text-properties fo:font-weight="normal" officeooo:rsid="0017b985" officeooo:paragraph-rsid="0017b985" style:font-weight-asian="normal" style:font-weight-complex="normal"/>
    </style:style>
    <style:style style:name="P112" style:family="paragraph" style:parent-style-name="Standard" style:list-style-name="L29">
      <style:text-properties fo:font-weight="normal" officeooo:rsid="0017b985" officeooo:paragraph-rsid="0017b985" style:font-weight-asian="normal" style:font-weight-complex="normal"/>
    </style:style>
    <style:style style:name="P113" style:family="paragraph" style:parent-style-name="Standard" style:list-style-name="L31">
      <style:text-properties fo:font-weight="normal" officeooo:paragraph-rsid="0017b985" style:font-weight-asian="normal" style:font-weight-complex="normal"/>
    </style:style>
    <style:style style:name="P114" style:family="paragraph" style:parent-style-name="Standard">
      <style:text-properties fo:font-weight="normal" officeooo:paragraph-rsid="0017b985" style:font-weight-asian="normal" style:font-weight-complex="normal"/>
    </style:style>
    <style:style style:name="P115" style:family="paragraph" style:parent-style-name="Standard">
      <style:text-properties fo:font-weight="normal" officeooo:rsid="001e4433" officeooo:paragraph-rsid="001e4433" style:font-weight-asian="normal" style:font-weight-complex="normal"/>
    </style:style>
    <style:style style:name="P116" style:family="paragraph" style:parent-style-name="Standard" style:list-style-name="L36">
      <style:text-properties fo:font-weight="normal" officeooo:rsid="001e4433" officeooo:paragraph-rsid="001e4433" style:font-weight-asian="normal" style:font-weight-complex="normal"/>
    </style:style>
    <style:style style:name="P117" style:family="paragraph" style:parent-style-name="Standard" style:list-style-name="L37">
      <style:text-properties fo:font-weight="normal" officeooo:rsid="001e4433" officeooo:paragraph-rsid="001e4433" style:font-weight-asian="normal" style:font-weight-complex="normal"/>
    </style:style>
    <style:style style:name="P118" style:family="paragraph" style:parent-style-name="Standard" style:list-style-name="L37">
      <style:text-properties fo:font-weight="normal" officeooo:rsid="001ed79f" officeooo:paragraph-rsid="001ed79f" style:font-weight-asian="normal" style:font-weight-complex="normal"/>
    </style:style>
    <style:style style:name="P119" style:family="paragraph" style:parent-style-name="Standard">
      <style:text-properties fo:font-weight="normal" officeooo:rsid="001ed79f" officeooo:paragraph-rsid="001ed79f" style:font-weight-asian="normal" style:font-weight-complex="normal"/>
    </style:style>
    <style:style style:name="P120" style:family="paragraph" style:parent-style-name="Standard" style:list-style-name="L38">
      <style:text-properties fo:font-weight="normal" officeooo:rsid="0020c087" officeooo:paragraph-rsid="0020c087" style:font-weight-asian="normal" style:font-weight-complex="normal"/>
    </style:style>
    <style:style style:name="P121" style:family="paragraph" style:parent-style-name="Standard">
      <style:text-properties fo:font-weight="normal" officeooo:rsid="0020c087" officeooo:paragraph-rsid="0020c087" style:font-weight-asian="normal" style:font-weight-complex="normal"/>
    </style:style>
    <style:style style:name="P122" style:family="paragraph" style:parent-style-name="Standard" style:list-style-name="L39">
      <style:text-properties fo:font-weight="normal" officeooo:rsid="0020c087" officeooo:paragraph-rsid="0020c087" style:font-weight-asian="normal" style:font-weight-complex="normal"/>
    </style:style>
    <style:style style:name="P123" style:family="paragraph" style:parent-style-name="Standard" style:list-style-name="L39">
      <style:text-properties fo:font-weight="normal" officeooo:rsid="0022a06e" officeooo:paragraph-rsid="0022a06e" style:font-weight-asian="normal" style:font-weight-complex="normal"/>
    </style:style>
    <style:style style:name="P124" style:family="paragraph" style:parent-style-name="Standard">
      <style:text-properties fo:font-weight="normal" officeooo:rsid="0022a06e" officeooo:paragraph-rsid="0022a06e" style:font-weight-asian="normal" style:font-weight-complex="normal"/>
    </style:style>
    <style:style style:name="P125" style:family="paragraph" style:parent-style-name="Standard">
      <style:text-properties fo:font-weight="normal" officeooo:paragraph-rsid="0023ddb2" style:font-weight-asian="normal" style:font-weight-complex="normal"/>
    </style:style>
    <style:style style:name="P126" style:family="paragraph" style:parent-style-name="Standard" style:list-style-name="L43">
      <style:text-properties fo:font-weight="normal" officeooo:rsid="00251d48" officeooo:paragraph-rsid="00251d48" style:font-weight-asian="normal" style:font-weight-complex="normal"/>
    </style:style>
    <style:style style:name="P127" style:family="paragraph" style:parent-style-name="Standard" style:list-style-name="L44">
      <style:text-properties fo:font-weight="normal" officeooo:rsid="00251d48" officeooo:paragraph-rsid="00251d48" style:font-weight-asian="normal" style:font-weight-complex="normal"/>
    </style:style>
    <style:style style:name="P128" style:family="paragraph" style:parent-style-name="Standard" style:list-style-name="L45">
      <style:text-properties fo:font-weight="normal" officeooo:rsid="0025570c" officeooo:paragraph-rsid="0025570c" style:font-weight-asian="normal" style:font-weight-complex="normal"/>
    </style:style>
    <style:style style:name="P129" style:family="paragraph" style:parent-style-name="Standard" style:list-style-name="L46">
      <style:text-properties fo:font-weight="normal" officeooo:rsid="0025570c" officeooo:paragraph-rsid="0025570c" style:font-weight-asian="normal" style:font-weight-complex="normal"/>
    </style:style>
    <style:style style:name="P130" style:family="paragraph" style:parent-style-name="Standard">
      <style:text-properties fo:font-weight="normal" officeooo:rsid="00263faa" officeooo:paragraph-rsid="00263faa" style:font-weight-asian="normal" style:font-weight-complex="normal"/>
    </style:style>
    <style:style style:name="P131" style:family="paragraph" style:parent-style-name="Standard" style:list-style-name="L24">
      <style:text-properties officeooo:paragraph-rsid="0013b608"/>
    </style:style>
    <style:style style:name="P132" style:family="paragraph" style:parent-style-name="Standard">
      <style:text-properties officeooo:paragraph-rsid="0013b608"/>
    </style:style>
    <style:style style:name="P133" style:family="paragraph" style:parent-style-name="Standard" style:list-style-name="L27">
      <style:text-properties officeooo:paragraph-rsid="00140f0f"/>
    </style:style>
    <style:style style:name="P134" style:family="paragraph" style:parent-style-name="Standard" style:list-style-name="L27">
      <style:text-properties officeooo:rsid="00140f0f" officeooo:paragraph-rsid="001678d3"/>
    </style:style>
    <style:style style:name="P135" style:family="paragraph" style:parent-style-name="Standard" style:list-style-name="L28">
      <style:text-properties officeooo:paragraph-rsid="00140f0f"/>
    </style:style>
    <style:style style:name="P136" style:family="paragraph" style:parent-style-name="Standard">
      <style:text-properties officeooo:rsid="001678d3" officeooo:paragraph-rsid="001678d3"/>
    </style:style>
    <style:style style:name="P137" style:family="paragraph" style:parent-style-name="Standard">
      <style:text-properties officeooo:paragraph-rsid="0017b985"/>
    </style:style>
    <style:style style:name="P138" style:family="paragraph" style:parent-style-name="Standard" style:list-style-name="L34">
      <style:text-properties officeooo:paragraph-rsid="001afabb"/>
    </style:style>
    <style:style style:name="P139" style:family="paragraph" style:parent-style-name="Standard">
      <style:text-properties officeooo:paragraph-rsid="001e4433"/>
    </style:style>
    <style:style style:name="P140" style:family="paragraph" style:parent-style-name="Standard" style:list-style-name="L35">
      <style:text-properties officeooo:paragraph-rsid="001e4433"/>
    </style:style>
    <style:style style:name="P141" style:family="paragraph" style:parent-style-name="Standard">
      <style:text-properties officeooo:paragraph-rsid="00251d48"/>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0399ef"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0386ca" style:font-style-asian="normal" style:font-weight-asian="normal" style:font-style-complex="normal" style:font-weight-complex="normal"/>
    </style:style>
    <style:style style:name="T7" style:family="text">
      <style:text-properties fo:font-style="normal" fo:font-weight="normal" officeooo:rsid="000399ef" style:font-style-asian="normal" style:font-weight-asian="normal" style:font-style-complex="normal" style:font-weight-complex="normal"/>
    </style:style>
    <style:style style:name="T8" style:family="text">
      <style:text-properties officeooo:rsid="00050566"/>
    </style:style>
    <style:style style:name="T9" style:family="text">
      <style:text-properties fo:font-size="12pt" fo:font-style="normal" fo:font-weight="normal" officeooo:rsid="000caf4f"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0e0ea6" style:font-size-asian="10.5pt" style:font-style-asian="normal" style:font-weight-asian="normal" style:font-size-complex="12pt" style:font-style-complex="normal" style:font-weight-complex="normal"/>
    </style:style>
    <style:style style:name="T11" style:family="text">
      <style:text-properties fo:font-size="12pt" style:font-size-asian="10.5pt" style:font-size-complex="12pt"/>
    </style:style>
    <style:style style:name="T12" style:family="text">
      <style:text-properties fo:font-size="12pt" fo:font-weight="normal" officeooo:rsid="001afabb" style:font-size-asian="12pt" style:font-weight-asian="normal" style:font-size-complex="12pt" style:font-weight-complex="normal"/>
    </style:style>
    <style:style style:name="T13" style:family="text">
      <style:text-properties fo:font-size="12pt" fo:font-weight="normal" officeooo:rsid="00251d48" style:font-size-asian="10.5pt" style:font-weight-asian="normal" style:font-size-complex="12pt" style:font-weight-complex="normal"/>
    </style:style>
    <style:style style:name="T14" style:family="text">
      <style:text-properties fo:font-size="12pt" officeooo:rsid="001afabb" style:font-size-asian="12pt" style:font-size-complex="12pt"/>
    </style:style>
    <style:style style:name="T15" style:family="text">
      <style:text-properties fo:font-weight="bold" style:font-weight-asian="bold" style:font-weight-complex="bold"/>
    </style:style>
    <style:style style:name="T16" style:family="text">
      <style:text-properties fo:font-weight="bold" officeooo:rsid="0013b608" style:font-weight-asian="bold" style:font-weight-complex="bold"/>
    </style:style>
    <style:style style:name="T17" style:family="text">
      <style:text-properties fo:font-weight="bold" officeooo:rsid="00140f0f" style:font-weight-asian="bold" style:font-weight-complex="bold"/>
    </style:style>
    <style:style style:name="T18" style:family="text">
      <style:text-properties fo:font-weight="bold" officeooo:rsid="0023ddb2"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0a42c7" style:font-weight-asian="normal" style:font-weight-complex="normal"/>
    </style:style>
    <style:style style:name="T21" style:family="text">
      <style:text-properties fo:font-weight="normal" officeooo:rsid="000b1da1" style:font-weight-asian="normal" style:font-weight-complex="normal"/>
    </style:style>
    <style:style style:name="T22" style:family="text">
      <style:text-properties fo:font-weight="normal" officeooo:rsid="000e0ea6" style:font-weight-asian="normal" style:font-weight-complex="normal"/>
    </style:style>
    <style:style style:name="T23" style:family="text">
      <style:text-properties fo:font-weight="normal" officeooo:rsid="0013b608" style:font-weight-asian="normal" style:font-weight-complex="normal"/>
    </style:style>
    <style:style style:name="T24" style:family="text">
      <style:text-properties fo:font-weight="normal" officeooo:rsid="00140f0f" style:font-weight-asian="normal" style:font-weight-complex="normal"/>
    </style:style>
    <style:style style:name="T25" style:family="text">
      <style:text-properties officeooo:rsid="000caf4f"/>
    </style:style>
    <style:style style:name="T26" style:family="text">
      <style:text-properties officeooo:rsid="000e0ea6"/>
    </style:style>
    <style:style style:name="T27" style:family="text">
      <style:text-properties officeooo:rsid="000f7fab"/>
    </style:style>
    <style:style style:name="T28" style:family="text">
      <style:text-properties officeooo:rsid="0013b608"/>
    </style:style>
    <style:style style:name="T29" style:family="text">
      <style:text-properties officeooo:rsid="00140f0f"/>
    </style:style>
    <style:style style:name="T30" style:family="text">
      <style:text-properties officeooo:rsid="0017b985"/>
    </style:style>
    <style:style style:name="T31" style:family="text">
      <style:text-properties officeooo:rsid="00180575"/>
    </style:style>
    <style:style style:name="T32" style:family="text">
      <style:text-properties fo:color="#000000" loext:opacity="100%" style:font-name="Times New Roman" fo:letter-spacing="normal" fo:font-weight="bold" style:font-weight-asian="bold"/>
    </style:style>
    <style:style style:name="T33" style:family="text">
      <style:text-properties fo:color="#000000" loext:opacity="100%" style:font-name="Times New Roman" fo:letter-spacing="normal"/>
    </style:style>
    <style:style style:name="T34" style:family="text">
      <style:text-properties fo:color="#000000" loext:opacity="100%" style:font-name="Times New Roman" fo:letter-spacing="normal" officeooo:rsid="00251d48"/>
    </style:style>
    <style:style style:name="T35" style:family="text">
      <style:text-properties fo:color="#211e1e" loext:opacity="100%" fo:letter-spacing="normal"/>
    </style:style>
    <style:style style:name="T36" style:family="text">
      <style:text-properties fo:color="#ff0000" loext:opacity="100%" style:font-name="Times New Roman" fo:letter-spacing="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411cm" fo:text-indent="-0.635cm" fo:margin-left="1.4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46cm" fo:text-indent="-0.635cm" fo:margin-left="2.0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81cm" fo:text-indent="-0.635cm" fo:margin-left="2.6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16cm" fo:text-indent="-0.635cm" fo:margin-left="3.3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51cm" fo:text-indent="-0.635cm" fo:margin-left="3.9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86cm" fo:text-indent="-0.635cm" fo:margin-left="4.5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21cm" fo:text-indent="-0.635cm" fo:margin-left="5.2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56cm" fo:text-indent="-0.635cm" fo:margin-left="5.8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91cm" fo:text-indent="-0.635cm" fo:margin-left="6.4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26cm" fo:text-indent="-0.635cm" fo:margin-left="7.12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8">PPT</text:span>#1<text:span text:style-name="T8">=============================================</text:span></text:p>
      <text:p text:style-name="P1">“Science of application scientific method to understand the social world is called as social physics/ sociology (study of society).” - <text:span text:style-name="T1">August Comte</text:span></text:p>
      <text:p text:style-name="P1"><text:span text:style-name="T1">purpose : </text:span><text:span text:style-name="T2">to discover social principles and apply them for social reforms.</text:span></text:p>
      <text:p text:style-name="P13"/>
      <text:p text:style-name="P1"><text:span text:style-name="T2">‘The statical study of sociology consisting of of laws of action and reaction of different parts of social system’ = </text:span><text:span text:style-name="T3">Social Statics</text:span></text:p>
      <text:p text:style-name="P10"><text:span text:style-name="T2">‘The laws of social dynamics affecting society with development and changes through time’ =</text:span><text:span text:style-name="T3">Social Dynamics</text:span></text:p>
      <text:p text:style-name="P14"/>
      <text:p text:style-name="P4">Social Darwinism:</text:p>
      <text:p text:style-name="P15"/>
      <text:p text:style-name="P16">Herbert Spencer</text:p>
      <text:list xml:id="list3220991517" text:style-name="L1">
        <text:list-item>
          <text:p text:style-name="P32">“principles of Sociology”</text:p>
        </text:list-item>
        <text:list-item>
          <text:p text:style-name="P32">‘Science of sociology has to give an accountsuccessive generations of units are produced, reared and fitted to cooperation.’</text:p>
        </text:list-item>
        <text:list-item>
          <text:p text:style-name="P32">sociological study of associations, communities, division of labour, social stratification, the sociology of knowledge and of science, art and aesthetics. </text:p>
        </text:list-item>
        <text:list-item>
          <text:p text:style-name="P35"><text:span text:style-name="T6">Societies are evolving from a lower form to higher forms. As generations pass, a society’s most capable and intelligent members (the fittest) survive, </text:span><text:span text:style-name="T7">(</text:span><text:span text:style-name="T4">Survival of the fittest</text:span><text:span text:style-name="T7">)</text:span></text:p>
        </text:list-item>
        <text:list-item>
          <text:p text:style-name="P33">The whole society as unit of analysis.</text:p>
          <text:p text:style-name="P36"/>
        </text:list-item>
      </text:list>
      <text:p text:style-name="P7">Class Conflict:</text:p>
      <text:p text:style-name="P17">Karl Marx</text:p>
      <text:list xml:id="list4062613228" text:style-name="L2">
        <text:list-item>
          <text:p text:style-name="P42">Communisum</text:p>
        </text:list-item>
        <text:list-item>
          <text:p text:style-name="P47">social change through revolution</text:p>
        </text:list-item>
        <text:list-item>
          <text:p text:style-name="P47">Engine of human history is class conflict between</text:p>
          <text:list>
            <text:list-item>
              <text:p text:style-name="P47">Bourgeoisie = capatilists who own means of production</text:p>
            </text:list-item>
            <text:list-item>
              <text:p text:style-name="P47">Proletariat = exploited workers</text:p>
            </text:list-item>
          </text:list>
        </text:list-item>
        <text:list-item>
          <text:p text:style-name="P65"><text:span text:style-name="T2">Conflict theroy: </text:span><text:span text:style-name="T5"><text:s/>relationships between production and exchange are basis of all other relationships</text:span></text:p>
        </text:list-item>
      </text:list>
      <text:list xml:id="list194336971244178" text:continue-list="list3220991517" text:style-name="L1">
        <text:list-header>
          <text:p text:style-name="P34"/>
        </text:list-header>
      </text:list>
      <text:p text:style-name="P5">Social Intrgration:</text:p>
      <text:p text:style-name="P18">Emile Durkheim</text:p>
      <text:list xml:id="list717090255" text:style-name="L3">
        <text:list-item>
          <text:p text:style-name="P48">Effects of socialforces on people’s behaviour</text:p>
        </text:list-item>
        <text:list-item>
          <text:p text:style-name="P66"><text:span text:style-name="T2">Social intrgration: </text:span><text:span text:style-name="T5">degree to which people are tied to socialgroups</text:span></text:p>
        </text:list-item>
        <text:list-item>
          <text:p text:style-name="P48">‘Human behavior cannot be understood only in terms of the individual; we must always examine the social forces that affects people’s live.’</text:p>
        </text:list-item>
        <text:list-item>
          <text:p text:style-name="P48">Patterns of behviour , rpetation in behaviour and events</text:p>
        </text:list-item>
        <text:list-item>
          <text:p text:style-name="P48">Social facts: patterns of behavior that are capable of exercising some coercive power upon individuals (legal systems, institutionalized norms and laws in a society, written and unwritten codes of conducts, best practices, religious dogma, morals, values, religious beliefs, currency etc.).</text:p>
          <text:p text:style-name="P48"/>
        </text:list-item>
      </text:list>
      <text:p text:style-name="P6">Protestant Ethics:</text:p>
      <text:p text:style-name="P19">Max Weber</text:p>
      <text:list xml:id="list3156590694" text:style-name="L4">
        <text:list-item>
          <text:p text:style-name="P49">Disagreed with Marx’s claim that economics is central force in social change.</text:p>
        </text:list-item>
        <text:list-item>
          <text:p text:style-name="P70"><text:span text:style-name="T3">‘Religion’</text:span><text:span text:style-name="T2"> is tthe central force</text:span></text:p>
        </text:list-item>
        <text:list-item>
          <text:p text:style-name="P49">Protestant belief encouraged their members to embrace the change</text:p>
        </text:list-item>
        <text:list-item>
          <text:p text:style-name="P49"><text:soft-page-break/>Accumulation and investment of capital by protestant brought about the birth of capitalism .</text:p>
        </text:list-item>
        <text:list-item>
          <text:p text:style-name="P70"><text:span text:style-name="T2">The spirit of </text:span><text:span text:style-name="T3">capitalism</text:span><text:span text:style-name="T2">: The desire to invest capital in order to make more money. </text:span></text:p>
        </text:list-item>
        <text:list-item>
          <text:p text:style-name="P49">Weber compared the extent of capitalism in Roman Catholic and Protestant countries. </text:p>
        </text:list-item>
        <text:list-item>
          <text:p text:style-name="P49">‘Capitalism was more likely to flourish in Protestant countries’ </text:p>
        </text:list-item>
      </text:list>
      <text:p text:style-name="P5"/>
      <text:p text:style-name="P8">PPT#2===============================================</text:p>
      <text:p text:style-name="P23">Sociaological imagination enables us to grasp the connection between history and biography and the relations between the two within the society.</text:p>
      <text:p text:style-name="P23"/>
      <text:p text:style-name="P24">3 Fundamental Questions:-</text:p>
      <text:list xml:id="list2870008182" text:style-name="L5">
        <text:list-item>
          <text:p text:style-name="P50">What is the structure of the society as a whole?</text:p>
        </text:list-item>
      </text:list>
      <text:list xml:id="list1652589819" text:style-name="L6">
        <text:list-item>
          <text:list>
            <text:list-item>
              <text:p text:style-name="P51">What are its essential componets?</text:p>
            </text:list-item>
            <text:list-item>
              <text:p text:style-name="P51">how it differs from other varieties of social order?</text:p>
            </text:list-item>
            <text:list-item>
              <text:p text:style-name="P51">What is particular feature for its continuance and its changes?</text:p>
            </text:list-item>
          </text:list>
        </text:list-item>
      </text:list>
      <text:list xml:id="list194336261332513" text:continue-list="list2870008182" text:style-name="L5">
        <text:list-item>
          <text:p text:style-name="P50">Where does the society stand in human history?</text:p>
        </text:list-item>
      </text:list>
      <text:list xml:id="list588858140" text:style-name="L7">
        <text:list-item>
          <text:list>
            <text:list-item>
              <text:p text:style-name="P52">What’s its place within and in development of humanity as whole?</text:p>
            </text:list-item>
            <text:list-item>
              <text:p text:style-name="P52">How particular feature affects the socity and how it is affected by?</text:p>
            </text:list-item>
            <text:list-item>
              <text:p text:style-name="P52">How does people differ in differnet periods?</text:p>
            </text:list-item>
            <text:list-item>
              <text:p text:style-name="P52">What are its characteristics ways of history-making?</text:p>
            </text:list-item>
          </text:list>
        </text:list-item>
      </text:list>
      <text:list xml:id="list194338028916346" text:continue-list="list194336261332513" text:style-name="L5">
        <text:list-item>
          <text:p text:style-name="P56">What type of people now prevail in the society and in particular period?</text:p>
        </text:list-item>
      </text:list>
      <text:list xml:id="list1310223104" text:style-name="L8">
        <text:list-item>
          <text:list>
            <text:list-item>
              <text:p text:style-name="P57">What type are coming to prevail?</text:p>
            </text:list-item>
            <text:list-item>
              <text:p text:style-name="P57">How they are selected, formed, liberated, repressed?</text:p>
              <text:list>
                <text:list-item>
                  <text:list>
                    <text:list-header>
                      <text:p text:style-name="P53"/>
                    </text:list-header>
                  </text:list>
                </text:list-item>
              </text:list>
            </text:list-item>
          </text:list>
        </text:list-item>
      </text:list>
      <text:list xml:id="list1983069863" text:style-name="L9">
        <text:list-item>
          <text:list>
            <text:list-item>
              <text:list>
                <text:list-item>
                  <text:list>
                    <text:list-item>
                      <text:list>
                        <text:list-header>
                          <text:p text:style-name="P54"/>
                        </text:list-header>
                      </text:list>
                    </text:list-item>
                  </text:list>
                </text:list-item>
              </text:list>
            </text:list-item>
          </text:list>
        </text:list-item>
      </text:list>
      <text:p text:style-name="P24"/>
      <text:p text:style-name="P25"><text:span text:style-name="T15">Sociological Imagination</text:span> </text:p>
      <text:list xml:id="list189489536" text:style-name="L10">
        <text:list-item>
          <text:p text:style-name="P55">The promise of Sociological Imagination is to release the trapped-man </text:p>
        </text:list-item>
        <text:list-item>
          <text:p text:style-name="P55">To enable look at the larger scene in terms of its meanings to inner life and external careers. </text:p>
        </text:list-item>
        <text:list-item>
          <text:p text:style-name="P55">Social sciences and more particularly sociologists can promote Sociological Imagination by bringing together History and Biography as important in understanding the social structure. </text:p>
        </text:list-item>
        <text:list-item>
          <text:p text:style-name="P55">Sociological Imagination requires social science to have cultural and political implications. </text:p>
        </text:list-item>
        <text:list-item>
          <text:p text:style-name="P55">The sociological imagination is simply a "quality of mind" that allows one to grasp "history and biography and the relations between the two within society.” </text:p>
        </text:list-item>
        <text:list-item>
          <text:p text:style-name="P55">To truly fulfill the promise of social science requires us to focus upon substantive problems, and to relate these problems to structural and historical features of the sociocultural system</text:p>
        </text:list-item>
      </text:list>
      <text:p text:style-name="P20">Social Work : <text:span text:style-name="T19">certain practise in society</text:span></text:p>
      <text:p text:style-name="P20">Sociology : <text:span text:style-name="T19">Attempt to understand society</text:span></text:p>
      <text:p text:style-name="P20"><text:span text:style-name="T19">* </text:span><text:span text:style-name="T20">Scientific integrity....</text:span></text:p>
      <text:p text:style-name="P58"/>
      <text:p text:style-name="P21">Sociology and Method:</text:p>
      <text:list xml:id="list4193999425" text:style-name="L11">
        <text:list-item>
          <text:p text:style-name="P59">As sociologists tried to develop their scientific rules of evidence, they were compelled to reflect upon methodological problems. </text:p>
        </text:list-item>
        <text:list-item>
          <text:p text:style-name="P43"><text:span text:style-name="T21">C</text:span><text:span text:style-name="T20">oncerned with understanding society in a disciplined way. The nature of this discipline is scientific.</text:span></text:p>
        </text:list-item>
        <text:list-item>
          <text:p text:style-name="P43"><text:span text:style-name="T21">S</text:span><text:span text:style-name="T20">ociologist tries to be objective, to control his personal preferences and prejudices, to perceive clearly rather than to judge normatively.</text:span></text:p>
          <text:p text:style-name="P59"/>
        </text:list-item>
      </text:list>
      <text:p text:style-name="P20">Some Sociological Questions:</text:p>
      <text:list xml:id="list3516637974" text:style-name="L12">
        <text:list-item>
          <text:p text:style-name="P60">What people do with each other?</text:p>
        </text:list-item>
        <text:list-item>
          <text:p text:style-name="P60">What are their relationships with each other?</text:p>
        </text:list-item>
        <text:list-item>
          <text:p text:style-name="P60">How these relationships are organised in institutions?</text:p>
        </text:list-item>
        <text:list-item>
          <text:p text:style-name="P60">What ideas move men and institutions?</text:p>
          <text:p text:style-name="P44"><text:soft-page-break/>Meaning of Society:</text:p>
        </text:list-item>
        <text:list-item>
          <text:p text:style-name="P60">“Society” consists of a complex of <text:s/>“social” events.</text:p>
        </text:list-item>
        <text:list-item>
          <text:p text:style-name="P60"><text:span text:style-name="T15">Max Weber’s</text:span> definition of a “social” situation as one in which people orient their actions towards one another.</text:p>
        </text:list-item>
        <text:list-item>
          <text:p text:style-name="P60">The web of meanings, expectations and conduct resulting from mutual orientation is part of sociological analysis.</text:p>
          <text:p text:style-name="P60"/>
          <text:p text:style-name="P60">The sociological problem is always the understanding of what goes on here in terms of social interaction .</text:p>
        </text:list-item>
        <text:list-item>
          <text:p text:style-name="P60">Thus the sociological problem is not so much why some things “go wrong” from the viewpoint of the authorities and the management of the social scene, but how the whole system works in the first place, what are its presuppositions and by what means it is held together</text:p>
        </text:list-item>
      </text:list>
      <text:p text:style-name="P26"/>
      <text:p text:style-name="P21">Theoretical Perspectives in Sociology</text:p>
      <text:list xml:id="list3456858281" text:style-name="L13">
        <text:list-item>
          <text:p text:style-name="P46">Structural Functionalism</text:p>
          <text:p text:style-name="P61">[Emile Durkheim, Robert Merton, Talcott Parsons]</text:p>
          <text:list>
            <text:list-item>
              <text:p text:style-name="P62">Society is a whole unit, consisting of interrelated parts that work together</text:p>
            </text:list-item>
            <text:list-item>
              <text:p text:style-name="P62">Society find means (structure) whereby they fulfil its needs (functins).</text:p>
            </text:list-item>
            <text:list-item>
              <text:p text:style-name="P62">Every aspect of society is interdependent and contributes to society’s stability and functioning as a whole.</text:p>
            </text:list-item>
            <text:list-item>
              <text:p text:style-name="P62">Shared ideas in society</text:p>
            </text:list-item>
            <text:list-item>
              <text:p text:style-name="P62">Culture is primary preoccupation of functionalism</text:p>
            </text:list-item>
            <text:list-item>
              <text:p text:style-name="P62">Functions can be either manifest or latent (Merton)</text:p>
            </text:list-item>
            <text:list-item>
              <text:p text:style-name="P63"><text:a xlink:type="simple" xlink:href="#AGIL Model" text:style-name="Internet_20_link" text:visited-style-name="Visited_20_Internet_20_Link">AGIL model</text:a></text:p>
            </text:list-item>
          </text:list>
        </text:list-item>
        <text:list-item>
          <text:p text:style-name="P62">Conflict theroy</text:p>
          <text:p text:style-name="P78"><text:span text:style-name="T10">[</text:span>Karl Mar, Georg Simmel<text:span text:style-name="T26">]</text:span></text:p>
          <text:list>
            <text:list-item>
              <text:p text:style-name="P62">The history of all hitherto existing human society is the history of class struggle (Marx)</text:p>
            </text:list-item>
            <text:list-item>
              <text:p text:style-name="P62">Stages of History: Primitive communism – the slave society – feudalism -capitalism and communism. (Economic determinism).</text:p>
            </text:list-item>
            <text:list-item>
              <text:p text:style-name="P62">Society: Base and Superstructure</text:p>
            </text:list-item>
            <text:list-item>
              <text:p text:style-name="P62">Society is composed of groups that compete with one another for scare resources.</text:p>
            </text:list-item>
          </text:list>
        </text:list-item>
      </text:list>
      <text:p text:style-name="P27"><text:tab/><text:span text:style-name="T26">[Georg Simmel]</text:span></text:p>
      <text:list xml:id="list194337271145997" text:continue-numbering="true" text:style-name="L13">
        <text:list-item>
          <text:list>
            <text:list-item>
              <text:p text:style-name="P62">Society cannot be viewed as a thing.</text:p>
            </text:list-item>
            <text:list-item>
              <text:p text:style-name="P62">intricate web of multiple relationship between individuals who are in constant interaction with one another</text:p>
            </text:list-item>
            <text:list-item>
              <text:p text:style-name="P62">His analysis stressed both the connection and tension between individuals and society.</text:p>
            </text:list-item>
            <text:list-item>
              <text:p text:style-name="P62">Conflict is an essential and complementary aspect of consensus or harmony in society.</text:p>
            </text:list-item>
          </text:list>
        </text:list-item>
        <text:list-item>
          <text:p text:style-name="P62">Symbolic Interactionism</text:p>
          <text:p text:style-name="P64">[Geroge H. Mead]</text:p>
          <text:list>
            <text:list-item>
              <text:p text:style-name="P64">Symbols- things to which we attach meanings</text:p>
            </text:list-item>
            <text:list-item>
              <text:p text:style-name="P64">Symbols define our relationship</text:p>
            </text:list-item>
            <text:list-item>
              <text:p text:style-name="P64">How social life depends on the ways we define ourselves and other. </text:p>
            </text:list-item>
            <text:list-item>
              <text:p text:style-name="P63"><text:a xlink:type="simple" xlink:href="#Four Tenets of SI." text:style-name="Internet_20_link" text:visited-style-name="Visited_20_Internet_20_Link">Four Tenets of SI</text:a></text:p>
            </text:list-item>
          </text:list>
        </text:list-item>
        <text:list-item>
          <text:p text:style-name="P62">Book View and Field View</text:p>
          <text:p text:style-name="P63">[M.N. Srinivas]</text:p>
          <text:list>
            <text:list-item>
              <text:p text:style-name="P62">There is a book-view of every major institutions in India through scared texts (Vedas, Puranas, Manusmriti, etc.)</text:p>
            </text:list-item>
            <text:list-item>
              <text:p text:style-name="P62">Field-view: refers to an orientation to the experiences of people, with their inner tensions and contradictions which one seek to understand and interpret (Beteille, 1997).</text:p>
            </text:list-item>
            <text:list-item>
              <text:p text:style-name="P62">Sanskritization and Westernization</text:p>
            </text:list-item>
            <text:list-item>
              <text:p text:style-name="P62">Dominant caste</text:p>
            </text:list-item>
          </text:list>
        </text:list-item>
      </text:list>
      <text:p text:style-name="P27"><text:soft-page-break/></text:p>
      <text:p text:style-name="P22"><text:bookmark text:name="AGIL Model"/>AGIL Model:</text:p>
      <text:p text:style-name="P28"><text:span text:style-name="T9">[</text:span><text:span text:style-name="T19">T</text:span>alcott Parsons<text:span text:style-name="T25">]</text:span></text:p>
      <text:list xml:id="list580647674" text:style-name="L14">
        <text:list-item>
          <text:p text:style-name="P79">Adaptive (A) <text:span text:style-name="T19">function</text:span></text:p>
          <text:list>
            <text:list-item>
              <text:p text:style-name="P96">behavioural organism performs adaptive function (Economy)</text:p>
            </text:list-item>
          </text:list>
        </text:list-item>
        <text:list-item>
          <text:p text:style-name="P79">Goal Attainment (G) <text:span text:style-name="T19">function</text:span></text:p>
          <text:list>
            <text:list-item>
              <text:p text:style-name="P79"><text:span text:style-name="T19">personality system perform goal attainment </text:span><text:span text:style-name="T22">(Polity)</text:span></text:p>
            </text:list-item>
          </text:list>
        </text:list-item>
        <text:list-item>
          <text:p text:style-name="P80">Integrative (I)</text:p>
          <text:list>
            <text:list-item>
              <text:p text:style-name="P97">social system performs integrative function (Law)</text:p>
            </text:list-item>
          </text:list>
        </text:list-item>
        <text:list-item>
          <text:p text:style-name="P80">Latency (L) <text:span text:style-name="T19">or pattern maintenance function</text:span></text:p>
          <text:list>
            <text:list-item>
              <text:p text:style-name="P97">cultural system performs latency (Education, Religion, Family)</text:p>
            </text:list-item>
          </text:list>
        </text:list-item>
      </text:list>
      <text:p text:style-name="P11"/>
      <text:p text:style-name="P29"><text:bookmark text:name="Four Tenets of SI."/>Four Tenets of SI (Blumer 1969):</text:p>
      <text:list xml:id="list3811914702" text:style-name="L15">
        <text:list-item>
          <text:p text:style-name="P98">Individual actions take place in response to the meanings that gesture or ojects have for them.</text:p>
        </text:list-item>
        <text:list-item>
          <text:p text:style-name="P98">All interactions take place within already defined and categorized social context</text:p>
        </text:list-item>
        <text:list-item>
          <text:p text:style-name="P98">Meanings emerge from interactions that people innsociety have with each other and with society as whole.</text:p>
        </text:list-item>
        <text:list-item>
          <text:p text:style-name="P98">Meanings are not static. </text:p>
        </text:list-item>
      </text:list>
      <text:p text:style-name="P29"/>
      <text:p text:style-name="P9">PPT#<text:span text:style-name="T27">3</text:span>===============================================</text:p>
      <text:p text:style-name="P12"><text:span text:style-name="T15">Tradition and Modernity: Misplaced Polarities</text:span> (Joseph R. Gusfielf, 1967)</text:p>
      <text:p text:style-name="P12"><text:span text:style-name="T15">Seven fallacies Fallacy</text:span> </text:p>
      <text:p text:style-name="P12">1: Developing societies have been static societies. </text:p>
      <text:p text:style-name="P12">Fallacy 2: Traditional culture is a consistent body of norms and values. </text:p>
      <text:p text:style-name="P12">Fallacy 3: Traditional society is a homogenous social structure. </text:p>
      <text:p text:style-name="P12">Fallacy 4: Old traditions are displaced by new changes. </text:p>
      <text:p text:style-name="P12">Fallacy 5: Traditional and modern forms are always in conflict. </text:p>
      <text:p text:style-name="P12">Fallacy 6: Tradition and modernity are mutually exclusive systems. </text:p>
      <text:p text:style-name="P12">Fallacy 7: Modernizing processes weaken traditions</text:p>
      <text:p text:style-name="P12"/>
      <text:p text:style-name="P9">PPT#<text:span text:style-name="T27">4</text:span>===============================================</text:p>
      <text:p text:style-name="P9"/>
      <text:p text:style-name="P38">MAX WEBER</text:p>
      <text:p text:style-name="P38"/>
      <text:p text:style-name="P3">Weber’s Key Concepts:</text:p>
      <text:p text:style-name="P30"/>
      <text:p text:style-name="P30">Verstehen (empathetic understanding) </text:p>
      <text:list xml:id="list2830355353" text:style-name="L16">
        <text:list-item>
          <text:p text:style-name="P99">Interpretative understanding </text:p>
        </text:list-item>
        <text:list-item>
          <text:p text:style-name="P99">Intellectual understanding of social action over emotional understanding </text:p>
        </text:list-item>
        <text:list-item>
          <text:p text:style-name="P99">Attempt to understand both intention and context of human action. </text:p>
          <text:p text:style-name="P99"/>
        </text:list-item>
      </text:list>
      <text:p text:style-name="P30">Causality </text:p>
      <text:list xml:id="list3198172492" text:style-name="L17">
        <text:list-item>
          <text:p text:style-name="P100">To study the causes of social phenomena. </text:p>
        </text:list-item>
        <text:list-item>
          <text:p text:style-name="P100">The probability that an event will be followed or accompanied by another event. </text:p>
        </text:list-item>
        <text:list-item>
          <text:p text:style-name="P100">Looking at the reasons for, and the meaning of historical changes.</text:p>
        </text:list-item>
        <text:list-item>
          <text:p text:style-name="P100">Emphasis on the understanding of the human conduct.</text:p>
        </text:list-item>
      </text:list>
      <text:p text:style-name="P12"/>
      <text:p text:style-name="P81">Ideal Type</text:p>
      <text:list xml:id="list1263148713" text:style-name="L20">
        <text:list-item>
          <text:p text:style-name="P103"><text:soft-page-break/>‘conceptual pattern which brings together certain relationship and historical evenets into complex whole whose purpose is to describe societies by comparing their internal and external characteristics’.</text:p>
        </text:list-item>
        <text:list-item>
          <text:p text:style-name="P103">Metal contructs eg. a model and methodological tool to understand and analyse socio-reality.</text:p>
        </text:list-item>
        <text:list-item>
          <text:p text:style-name="P103">Ideal typesa and concrepts formulated on the basis of the facts collected carefully and analytically for empirical research.</text:p>
        </text:list-item>
      </text:list>
      <text:p text:style-name="P102"/>
      <text:p text:style-name="P81">Bureaucracy</text:p>
      <text:list xml:id="list251634437" text:style-name="L22">
        <text:list-item>
          <text:p text:style-name="P104">Type of organisation based on written rules, contracts and hierarchy of positions that is widely adopted in modern industrial societies.</text:p>
        </text:list-item>
      </text:list>
      <text:p text:style-name="P102"/>
      <text:p text:style-name="P81"><text:tab/>Ideal type of Bureaucracy</text:p>
      <text:list xml:id="list715825831" text:style-name="L23">
        <text:list-item>
          <text:list>
            <text:list-item>
              <text:p text:style-name="P105">High degree of specialization and clearly defined division of labour.</text:p>
            </text:list-item>
            <text:list-item>
              <text:p text:style-name="P105">Hierarchical strucure of authority with clearly circumscribed areas of command and responsibitities</text:p>
            </text:list-item>
            <text:list-item>
              <text:p text:style-name="P105">Foraml body of rules to govern the operations of the organization and aadministtration based on written documents.</text:p>
            </text:list-item>
            <text:list-item>
              <text:p text:style-name="P105">Impersonal relationships between organisational members and the clients</text:p>
            </text:list-item>
            <text:list-item>
              <text:p text:style-name="P105">Recruitment of personal based on ability and technical knowledge</text:p>
            </text:list-item>
            <text:list-item>
              <text:p text:style-name="P105">long term employment, promotion on the basis of seniority and merit</text:p>
            </text:list-item>
            <text:list-item>
              <text:p text:style-name="P105">fixed salary <text:span text:style-name="T28">and separation of private and official income</text:span></text:p>
            </text:list-item>
          </text:list>
        </text:list-item>
      </text:list>
      <text:p text:style-name="P102"><text:tab/></text:p>
      <text:p text:style-name="P102"><text:tab/><text:span text:style-name="T16">Authority</text:span></text:p>
      <text:list xml:id="list3487350294" text:style-name="L24">
        <text:list-item>
          <text:list>
            <text:list-item>
              <text:p text:style-name="P106"><text:span text:style-name="T15">Traditional auth: </text:span>based on belief in sancity of age, old customs and rules</text:p>
            </text:list-item>
            <text:list-item>
              <text:p text:style-name="P82">Rational auth:<text:span text:style-name="T19"> maintainedby laws, decrees, regulations</text:span></text:p>
            </text:list-item>
            <text:list-item>
              <text:p text:style-name="P131"><text:span text:style-name="T16">Charismatic auth:</text:span><text:span text:style-name="T23"> </text:span><text:span text:style-name="T19">characterised by virtue attributed to the leader by </text:span><text:span text:style-name="T23">his followers</text:span><text:span text:style-name="T19">, have confidence in the leader and are devoted to the leader. </text:span></text:p>
            </text:list-item>
          </text:list>
        </text:list-item>
      </text:list>
      <text:p text:style-name="P132"><text:span text:style-name="T19"/></text:p>
      <text:p text:style-name="P132"><text:span text:style-name="T19"><text:tab/></text:span><text:span text:style-name="T16">Rationality</text:span></text:p>
      <text:list xml:id="list3373934359" text:style-name="L25">
        <text:list-item>
          <text:list>
            <text:list-item>
              <text:p text:style-name="P107">Ideas and behaviour which are logically coherent and consistent and amenable to empirical knowledge.</text:p>
            </text:list-item>
            <text:list-item>
              <text:p text:style-name="P107"><text:span text:style-name="T15">Rationalization</text:span> is process of applying rationality to various aspect and activities of life.</text:p>
            </text:list-item>
            <text:list-item>
              <text:p text:style-name="P107">Actions based on reasons, calucalations, predictions and efficiency</text:p>
            </text:list-item>
            <text:list-item>
              <text:p text:style-name="P107">Rationalization is the product of scientific specialization and technological differentiation. </text:p>
            </text:list-item>
            <text:list-item>
              <text:p text:style-name="P107">Devopment of Rational Capitalism:</text:p>
              <text:list>
                <text:list-item>
                  <text:p text:style-name="P107">Private ownership of all means of production</text:p>
                </text:list-item>
                <text:list-item>
                  <text:p text:style-name="P107">freedom of market</text:p>
                </text:list-item>
                <text:list-item>
                  <text:p text:style-name="P107">mechanisation</text:p>
                </text:list-item>
                <text:list-item>
                  <text:p text:style-name="P107">Written laws and administration</text:p>
                </text:list-item>
                <text:list-item>
                  <text:p text:style-name="P107">free labour and commercialisation of economic life</text:p>
                </text:list-item>
              </text:list>
            </text:list-item>
            <text:list-item>
              <text:p text:style-name="P107">The future of the working class lay in the development, not the ending, of capitalism. </text:p>
            </text:list-item>
            <text:list-item>
              <text:p text:style-name="P107">Advancing machine based on the principle of rationalization, DoL and fixed capital.</text:p>
            </text:list-item>
          </text:list>
        </text:list-item>
      </text:list>
      <text:p text:style-name="P108"/>
      <text:p text:style-name="P83">Religion</text:p>
      <text:list xml:id="list3277785911" text:style-name="L26">
        <text:list-item>
          <text:p text:style-name="P84">R<text:span text:style-name="T19">efers to set of ideas and beliefs about supenatural and its impact on human lives </text:span></text:p>
        </text:list-item>
        <text:list-item>
          <text:p text:style-name="P84"><text:span text:style-name="T19">Provide supernatural answers to difficult questions</text:span></text:p>
        </text:list-item>
      </text:list>
      <text:p text:style-name="P85"><text:span text:style-name="T19"/></text:p>
      <text:p text:style-name="P85">Protestantism</text:p>
      <text:list xml:id="list3219071217" text:style-name="L27">
        <text:list-item>
          <text:p text:style-name="P109">A 16th century religious doctrine espoused by <text:span text:style-name="T15">Martin Luther and John Calvin.</text:span></text:p>
        </text:list-item>
        <text:list-item>
          <text:p text:style-name="P109">Came during period called reformation in europe</text:p>
        </text:list-item>
        <text:list-item>
          <text:p text:style-name="P109"><text:soft-page-break/>Catholic Church had become too immersed in doctrines and rituals and lost touch with common people</text:p>
        </text:list-item>
        <text:list-item>
          <text:p text:style-name="P109">The Protestant sects that sprang up all over Europe tried to recapture the lost spirit of the Church</text:p>
        </text:list-item>
        <text:list-item>
          <text:p text:style-name="P86">Calvinism:</text:p>
          <text:list>
            <text:list-item>
              <text:p text:style-name="P133"><text:span text:style-name="T24">A Branch of protestants</text:span><text:span text:style-name="T17"> </text:span>with theological teaching of John Calvin</text:p>
            </text:list-item>
            <text:list-item>
              <text:p text:style-name="P133"><text:span text:style-name="T29">H</text:span>e severed ties with the Catholic church in 1534</text:p>
            </text:list-item>
            <text:list-item>
              <text:p text:style-name="P134">Salvation theology: doctrine of predestination</text:p>
            </text:list-item>
            <text:list-item>
              <text:p text:style-name="P86">Features of Calvinism</text:p>
              <text:list>
                <text:list-item>
                  <text:p text:style-name="P109">Image of God</text:p>
                </text:list-item>
                <text:list-item>
                  <text:p text:style-name="P109">Doctrine of predestination</text:p>
                </text:list-item>
                <text:list-item>
                  <text:p text:style-name="P109">Worldly asceticism</text:p>
                </text:list-item>
                <text:list-item>
                  <text:p text:style-name="P109">Notion of calling</text:p>
                </text:list-item>
              </text:list>
            </text:list-item>
            <text:list-item>
              <text:p text:style-name="P86">Three tenets of Calvinism</text:p>
              <text:list>
                <text:list-item>
                  <text:p text:style-name="P109">The doctrine that the universe is created to further the greater glory of God, and only has meaning in relation to God's purposes</text:p>
                </text:list-item>
                <text:list-item>
                  <text:p text:style-name="P109">‘God does not exist for men, but men for the sake of God.’</text:p>
                </text:list-item>
                <text:list-item>
                  <text:p text:style-name="P109">The principle that the motives of the Almighty are beyond human compreh<text:span text:style-name="T30">ension</text:span></text:p>
                </text:list-item>
                <text:list-item>
                  <text:p text:style-name="P109">The belief in predestination: only a small number of men are chosen to achieve eternal grace.</text:p>
                </text:list-item>
              </text:list>
            </text:list-item>
          </text:list>
        </text:list-item>
      </text:list>
      <text:p text:style-name="P110"/>
      <text:p text:style-name="P85">The Protestant Ethic and the Spirit of Capitalism</text:p>
      <text:list xml:id="list2615653420" text:style-name="L28">
        <text:list-item>
          <text:p text:style-name="P135"><text:span text:style-name="T24">Weber’s key argument: modern-day capitalist attitudes toward work and money have their </text:span>basis in the religious doctrines of various Protestant sects of Christianity.</text:p>
        </text:list-item>
        <text:list-item>
          <text:p text:style-name="P135">Rational economic calculation is the key to capitalist spirit.</text:p>
        </text:list-item>
        <text:list-item>
          <text:p text:style-name="P87">Read from slides</text:p>
        </text:list-item>
      </text:list>
      <text:p text:style-name="P136"/>
      <text:p text:style-name="P136"><text:span text:style-name="T15">Four Streams of Ascetic Protestantism</text:span> </text:p>
      <text:p text:style-name="P136">1. Calvinism</text:p>
      <text:p text:style-name="P136">2. Methodism</text:p>
      <text:p text:style-name="P136">3. Pietism</text:p>
      <text:p text:style-name="P136">4. Baptist sects</text:p>
      <text:p text:style-name="P136"/>
      <text:p text:style-name="P88">5 Key arguments</text:p>
      <text:list xml:id="list3532285026" text:style-name="L29">
        <text:list-item>
          <text:p text:style-name="P112">Similarities between Protestanism and development of modern capitalism in contries where protestantism had taken hold</text:p>
        </text:list-item>
        <text:list-item>
          <text:p text:style-name="P112">Protestant religious maxims had placed unambiguous stamp on the economic organisation of western capitalism</text:p>
        </text:list-item>
        <text:list-item>
          <text:p text:style-name="P112">Impact of John Calvin’s religious doctrine on what Weber believed to be specific form of rational conduct leading to restraint, order and rejection of luxury in economic matters</text:p>
        </text:list-item>
        <text:list-item>
          <text:p text:style-name="P112">Rational economic conduct (retraints/orders) was not only outcome of Calvin’s religious doctrine, but was the result of a seried of practical <text:span text:style-name="T15">psychological motives </text:span>and ethical religious precepts that became incentives for life regulation in which religion fused itself to economic conduct in the world with the aim of controlling material reality and its temptations</text:p>
        </text:list-item>
        <text:list-item>
          <text:p text:style-name="P112">In response to Calvin’s predestination doctrine, a certain type of Protestant religiosity produced a ‘psychological vehicle’ that since the sixteenth century tended to create a form of conduct compatible with church doctrine</text:p>
        </text:list-item>
      </text:list>
      <text:p text:style-name="P111"/>
      <text:p text:style-name="P88">Weber on Confucianism in China</text:p>
      <text:p text:style-name="P89"><text:span text:style-name="T30"><text:tab/>Confucianism Ethic</text:span></text:p>
      <text:list xml:id="list2239605657" text:style-name="L31">
        <text:list-item>
          <text:list>
            <text:list-item>
              <text:p text:style-name="P113">Belief in the order of the Universe, the cosmos. </text:p>
            </text:list-item>
            <text:list-item>
              <text:p text:style-name="P113"><text:soft-page-break/>Man should aim at being in harmony with nature and the cosmos. </text:p>
            </text:list-item>
            <text:list-item>
              <text:p text:style-name="P113">Behaviour is to be guided by tradition. All wisdom lies in the past. </text:p>
            </text:list-item>
            <text:list-item>
              <text:p text:style-name="P113">Family and kin ties and obligations were never to be neglected.</text:p>
            </text:list-item>
          </text:list>
        </text:list-item>
      </text:list>
      <text:p text:style-name="P114"/>
      <text:p text:style-name="P77"><text:span text:style-name="T18">Weber on </text:span><text:span text:style-name="T32">Hinduism in India</text:span></text:p>
      <text:list xml:id="list1576615702" text:style-name="L41">
        <text:list-item>
          <text:list>
            <text:list-item>
              <text:p text:style-name="P31"><text:span text:style-name="T35">Weber attributed -ve attitude towards developing rational capatilism within the echos of Hinduism.</text:span></text:p>
            </text:list-item>
            <text:list-item>
              <text:p text:style-name="P31"><text:span text:style-name="T35">Modern capitalism be imported from West to florish in India</text:span></text:p>
            </text:list-item>
            <text:list-item>
              <text:p text:style-name="P31"><text:span text:style-name="T35">Ideas like ‘Karma’, ‘Dharma’, ‘Punarjanma’ not suitable for development of capitalism</text:span></text:p>
            </text:list-item>
            <text:list-item>
              <text:p text:style-name="P31"><text:span text:style-name="T35">Ideal like ‘moksha’, ‘vasana’, ‘may-jaal’ de-emphasised material world</text:span></text:p>
            </text:list-item>
            <text:list-item>
              <text:p text:style-name="P31"><text:span text:style-name="T35">Material conditions like trade and technology are not enough to promote capatalism</text:span></text:p>
            </text:list-item>
          </text:list>
        </text:list-item>
      </text:list>
      <text:p text:style-name="P125"/>
      <text:p text:style-name="P137"><text:span text:style-name="T19"><text:tab/></text:span>The stress on harmony, traditionalism and family obligations are quite contradictory to the relentless pursuit of profit for its own sake</text:p>
      <text:p text:style-name="P137"/>
      <text:p text:style-name="P137"/>
      <text:p text:style-name="P39">E<text:span text:style-name="T31">MILE DURKHEIM</text:span></text:p>
      <text:p text:style-name="P39"/>
      <text:p text:style-name="P40"><text:span text:style-name="T11">What ideas influences Durkheim’s Mind on Society?</text:span></text:p>
      <text:list xml:id="list2175111848" text:style-name="L32">
        <text:list-item>
          <text:p text:style-name="P68">Comte’s idea of positivism</text:p>
          <text:list>
            <text:list-item>
              <text:p text:style-name="P73">Applying scientific method found in natural sciences to social science</text:p>
            </text:list-item>
            <text:list-item>
              <text:p text:style-name="P73">Stressed for empirical facts and induce general laws</text:p>
            </text:list-item>
          </text:list>
        </text:list-item>
        <text:list-item>
          <text:p text:style-name="P68">Social Realism</text:p>
          <text:list>
            <text:list-item>
              <text:p text:style-name="P73">Social realities exist in outer world and that these realities are independent of individual’s perception</text:p>
            </text:list-item>
          </text:list>
        </text:list-item>
        <text:list-item>
          <text:p text:style-name="P68">Functionalism / organic analogy</text:p>
          <text:list>
            <text:list-item>
              <text:p text:style-name="P73">various parts of society are interrrelated and maintain a stable eqbm</text:p>
            </text:list-item>
          </text:list>
        </text:list-item>
      </text:list>
      <text:p text:style-name="P74"/>
      <text:p text:style-name="P69">Rules of Sociological Method</text:p>
      <text:p text:style-name="P74">Outline the nature of sociological subject matter (study of social facts)</text:p>
      <text:list xml:id="list4145850079" text:style-name="L33">
        <text:list-item>
          <text:p text:style-name="P75">To establish the existence of social realities outside the individual</text:p>
        </text:list-item>
        <text:list-item>
          <text:p text:style-name="P75">The nature of social facts and identifying power of external coercion which exercise over individuals</text:p>
        </text:list-item>
        <text:list-item>
          <text:p text:style-name="P75">Outlinethe rules to use in observing social facts</text:p>
        </text:list-item>
        <text:list-item>
          <text:p text:style-name="P75">Outline a system for classifying societies</text:p>
        </text:list-item>
      </text:list>
      <text:p text:style-name="P74"/>
      <text:p text:style-name="P76">Social facts: Fulfilling obligations which are defined by law and custom and which are external to myself and my actions.</text:p>
      <text:list xml:id="list1810122217" text:style-name="L34">
        <text:list-item>
          <text:p text:style-name="P138"><text:span text:style-name="T12">Social Facts are Coercive</text:span></text:p>
        </text:list-item>
        <text:list-item>
          <text:p text:style-name="P138"><text:span text:style-name="T12">Resistance</text:span></text:p>
        </text:list-item>
        <text:list-item>
          <text:p text:style-name="P138"><text:span text:style-name="T12">Social Facts are General</text:span></text:p>
        </text:list-item>
      </text:list>
      <text:p text:style-name="P139"><text:span text:style-name="T12">How to Observe Social Facts? </text:span></text:p>
      <text:list xml:id="list2951489761" text:style-name="L35">
        <text:list-item>
          <text:list>
            <text:list-item>
              <text:p text:style-name="P140"><text:span text:style-name="T12">“The first and most basic rule is to consider social facts as things.” </text:span></text:p>
            </text:list-item>
          </text:list>
        </text:list-item>
        <text:list-item>
          <text:p text:style-name="P140"><text:span text:style-name="T12">Social facts are to be treated as if they were things as opposed to simple ideas. </text:span></text:p>
        </text:list-item>
        <text:list-item>
          <text:p text:style-name="P140"><text:span text:style-name="T12">Social facts as distinct in themselves and separate from consciously formed impression of mind. </text:span></text:p>
        </text:list-item>
        <text:list-item>
          <text:p text:style-name="P140"><text:span text:style-name="T12">To examine as things external to the individuals Ø Avoid all preconceptions. </text:span></text:p>
        </text:list-item>
        <text:list-item>
          <text:p text:style-name="P140"><text:span text:style-name="T12">Formulate the concepts precisely.</text:span></text:p>
        </text:list-item>
      </text:list>
      <text:p text:style-name="P139"><text:span text:style-name="T12"/></text:p>
      <text:p text:style-name="P90"><text:span text:style-name="T14">Suicide (Durkheim, 1897)</text:span></text:p>
      <text:p text:style-name="P115">Why Durkheim studied suicide?</text:p>
      <text:list xml:id="list3542516031" text:style-name="L36">
        <text:list-item>
          <text:p text:style-name="P116">Growing social problems in europe</text:p>
        </text:list-item>
        <text:list-item>
          <text:p text:style-name="P116"><text:soft-page-break/>Many believes suicide due to development of industrial society,</text:p>
        </text:list-item>
        <text:list-item>
          <text:p text:style-name="P116">Advance individualism</text:p>
        </text:list-item>
        <text:list-item>
          <text:p text:style-name="P116">Individual autonomy and political freedom</text:p>
        </text:list-item>
        <text:list-item>
          <text:p text:style-name="P116">Social fragmentation</text:p>
        </text:list-item>
        <text:list-item>
          <text:p text:style-name="P116">Egoistic forces</text:p>
          <text:p text:style-name="P116"/>
        </text:list-item>
      </text:list>
      <text:p text:style-name="P115">What social factors cause suicides?</text:p>
      <text:p text:style-name="P115">Durkheim questioned psychological response to suicide</text:p>
      <text:list xml:id="list3269696409" text:style-name="L37">
        <text:list-item>
          <text:p text:style-name="P117">Social cause precede individual cause and analyse social framework</text:p>
          <text:list>
            <text:list-item>
              <text:p text:style-name="P117">Social attachment between individual and wider society</text:p>
            </text:list-item>
            <text:list-item>
              <text:p text:style-name="P117">Link individuals to social group outside themselves.</text:p>
            </text:list-item>
          </text:list>
        </text:list-item>
        <text:list-item>
          <text:p text:style-name="P117">People suicide not only because of psychological states of depression or mental illness but also because of social forcesacting on them which reduces their attachments to wider society so that they become isolated, separated and autonomous from others </text:p>
        </text:list-item>
        <text:list-item>
          <text:p text:style-name="P118">Social suicide rate :</text:p>
          <text:list>
            <text:list-header>
              <text:p text:style-name="P118"><text:s/>no. of suicidal deaths fin given society and extent of suicide rates themselves could be look upon as estqablishing a pattern of suicide for a given society <text:s text:c="2"/></text:p>
            </text:list-header>
          </text:list>
        </text:list-item>
        <text:list-item>
          <text:p text:style-name="P118">Social Integration </text:p>
          <text:list>
            <text:list-item>
              <text:p text:style-name="P118">extent to which individuals are linked to and feel allegiance for social groups which they attached</text:p>
            </text:list-item>
            <text:list-item>
              <text:p text:style-name="P118">It creates social duties</text:p>
            </text:list-item>
            <text:list-item>
              <text:p text:style-name="P118">creates links of dependancies and ties social obligation</text:p>
            </text:list-item>
            <text:list-item>
              <text:p text:style-name="P118">check against excessive social isolation and individualism</text:p>
            </text:list-item>
          </text:list>
        </text:list-item>
      </text:list>
      <text:p text:style-name="P119"/>
      <text:p text:style-name="P121">Types of suicide:</text:p>
      <text:list xml:id="list2812815674" text:style-name="L38">
        <text:list-item>
          <text:p text:style-name="P120">Egoistic suicide</text:p>
        </text:list-item>
        <text:list-item>
          <text:p text:style-name="P120">Altruistic suicide</text:p>
        </text:list-item>
        <text:list-item>
          <text:p text:style-name="P120">Anomic Suicide </text:p>
        </text:list-item>
        <text:list-item>
          <text:p text:style-name="P120">Fatalistic Suicide </text:p>
        </text:list-item>
      </text:list>
      <text:p text:style-name="P121"/>
      <text:p text:style-name="P91">Division of labour in society </text:p>
      <text:p text:style-name="P91">Social Division of Labour (DoL)</text:p>
      <text:list xml:id="list1525263003" text:style-name="L39">
        <text:list-item>
          <text:p text:style-name="P122">The process of dividing up labour among individuals in a group so that the main economic and domestic tasks are performed for the purposes of the collective maintenance of society</text:p>
        </text:list-item>
        <text:list-item>
          <text:p text:style-name="P122">DoL result of a social process taking place within the structure of society rather than the result of the private choices of individuals or the result of organic traits that emerged during evolution</text:p>
        </text:list-item>
        <text:list-item>
          <text:p text:style-name="P122">The social division of labour led to the formation of what he called social ‘links and bonds’ that attach individuals to the wider society and to each other by linking actual cooperators together</text:p>
        </text:list-item>
        <text:list-item>
          <text:p text:style-name="P122">These links and bonds formed a system of attachments to society which Durkheim referred to as social solidarity,</text:p>
          <text:p text:style-name="P123">The overall unity of the society is referred as social solidarity</text:p>
        </text:list-item>
        <text:list-item>
          <text:p text:style-name="P92">Mechanical Solidarity</text:p>
          <text:list>
            <text:list-item>
              <text:p text:style-name="P123">The a homogeneous population which is small and isolated</text:p>
            </text:list-item>
            <text:list-item>
              <text:p text:style-name="P123">A division of labor based on social cooperation that coordinates economic, political and religious activities so that people live commonly and cooperate collectively</text:p>
            </text:list-item>
            <text:list-item>
              <text:p text:style-name="P123">A system of social institutions in which religion and the family system are dominant and function as the major source of social cohesion in that they link individuals to each other by obligation</text:p>
            </text:list-item>
            <text:list-item>
              <text:p text:style-name="P123"><text:soft-page-break/>A system of religious beliefs which are uniformly diffused throughout the society, creating uniformity in attitudes and actions that act on them by unifying their minds and by exerting an emotional hold over them</text:p>
            </text:list-item>
            <text:list-item>
              <text:p text:style-name="P123">A low degree of individual autonomy in which private life never develops and the individual is not a distinct social unit</text:p>
            </text:list-item>
            <text:list-item>
              <text:p text:style-name="P123">A system of penal law based on repressive sanctions which punish individual transgressions swiftly and violently, serving the function of reaffirming core beliefs and values when sacred social rules have been violated</text:p>
            </text:list-item>
            <text:list-item>
              <text:p text:style-name="P123">A social organization in which the individual’s place in society is determined by kinship and family organization</text:p>
            </text:list-item>
            <text:list-item>
              <text:p text:style-name="P123">A system of social cohesion which produces a high degree of consistency in social practices and beliefs and in individual attitudes and actions</text:p>
            </text:list-item>
            <text:list-item>
              <text:p text:style-name="P123">A state in which individualism is at its lowest point of development and where the individual does not appear as distinct from the group</text:p>
            </text:list-item>
            <text:list-item>
              <text:p text:style-name="P123">A system of social links and bonds between individuals based on custom, obligation and social duties that reflect a dependency on society</text:p>
            </text:list-item>
          </text:list>
        </text:list-item>
        <text:list-item>
          <text:p text:style-name="P92">Organic Solidarity</text:p>
          <text:list>
            <text:list-item>
              <text:p text:style-name="P123">Large populations spread over broader geographic areas</text:p>
            </text:list-item>
            <text:list-item>
              <text:p text:style-name="P123">An increased complexity of division of labor leading to specialized economic function in which individuals are more reliant on others to perform economic functions which they cannot perform themselves</text:p>
            </text:list-item>
            <text:list-item>
              <text:p text:style-name="P123">A system of social relations in which individuals are linked to each other by contract rather than by sentiment, obligation or explicit social duties</text:p>
            </text:list-item>
            <text:list-item>
              <text:p text:style-name="P123">A system in which individuals obtain their place in society by occupation rather than by kinship affiliation within the tribal segment</text:p>
            </text:list-item>
            <text:list-item>
              <text:p text:style-name="P123">An increased individual autonomy based on a system of laws recognizing rights and individual freedoms</text:p>
            </text:list-item>
            <text:list-item>
              <text:p text:style-name="P123">The development of contract law based on restitutive rather than repressive sanctions in which judicial rules redress social wrongs by restoring things to their original state.</text:p>
            </text:list-item>
          </text:list>
        </text:list-item>
        <text:list-item>
          <text:p text:style-name="P92">Common Conscience</text:p>
          <text:list>
            <text:list-item>
              <text:p text:style-name="P123">Social mechanism that holds the group together</text:p>
            </text:list-item>
            <text:list-item>
              <text:p text:style-name="P123">Body of beliefs, practices and customary enactments which are held in common by all members of society</text:p>
            </text:list-item>
            <text:list-item>
              <text:p text:style-name="P123">Diffuse throughout the society</text:p>
            </text:list-item>
            <text:list-item>
              <text:p text:style-name="P123">Define social purpose</text:p>
            </text:list-item>
            <text:list-item>
              <text:p text:style-name="P123">Define social purpose</text:p>
            </text:list-item>
            <text:list-item>
              <text:p text:style-name="P123">Deriving from the total structure of beliefs that are formed as a result of society</text:p>
            </text:list-item>
          </text:list>
        </text:list-item>
      </text:list>
      <text:p text:style-name="P124"/>
      <text:p text:style-name="P41">Karl Marx</text:p>
      <text:p text:style-name="P67"/>
      <text:p text:style-name="P67">Historial Materialism/ Material Theory of History</text:p>
      <text:p text:style-name="P41"/>
      <text:list xml:id="list2268292910" text:style-name="L42">
        <text:list-item>
          <text:p text:style-name="P72">Material conditions/ economic factors affect the structure of the society</text:p>
        </text:list-item>
        <text:list-item>
          <text:p text:style-name="P72">Marx traced the evolution of human society from one stage to another</text:p>
        </text:list-item>
        <text:list-item>
          <text:p text:style-name="P72">Interpreted the evolution of societies from prespective of material/ economic bases</text:p>
        </text:list-item>
        <text:list-item>
          <text:p text:style-name="P72">Combination of scientic and revolutionary feature as the hallmark of Marx contribution</text:p>
        </text:list-item>
        <text:list-item>
          <text:p text:style-name="P72">History is an accont of development and conseqences of new forces of material production</text:p>
        </text:list-item>
        <text:list-item>
          <text:p text:style-name="P72">Social relations are defined in terms of material conditions</text:p>
        </text:list-item>
        <text:list-item>
          <text:p text:style-name="P72">Materialism as its starting palce. The production of material necessities of food, shelter and clothing</text:p>
        </text:list-item>
      </text:list>
      <text:p text:style-name="P71"/>
      <text:p text:style-name="P141"><text:soft-page-break/><text:span text:style-name="T13">“</text:span><text:span text:style-name="T33">In the </text:span><text:span text:style-name="T36">social production </text:span><text:span text:style-name="T33">of their existence, men inevitably enter into definite relations, which are independent of their will, </text:span><text:span text:style-name="T36">namely relations of production </text:span><text:span text:style-name="T33">appropriate to a given stage in the development of their </text:span><text:span text:style-name="T36">material forces of production</text:span><text:span text:style-name="T33">. The totality of these </text:span><text:span text:style-name="T36">relations of production </text:span><text:span text:style-name="T33">constitutes the economic structure of society, the real foundation, on which arises a legal and political superstructure and to which correspond definite forms of </text:span><text:span text:style-name="T36">social consciousness.</text:span><text:span text:style-name="T33"> The </text:span><text:span text:style-name="T36">mode of production </text:span><text:span text:style-name="T33">of material life conditions the general process of social, political and intellectual life. It is not the </text:span><text:span text:style-name="T36">consciousness of men </text:span><text:span text:style-name="T33">that determines their existence, but their social existence that determines their consciousness. At a certain stage of development, </text:span><text:span text:style-name="T36">the material productive forces </text:span><text:span text:style-name="T33">of society come into conflict with the existing relations of production or – this merely expresses the same thing in legal terms – with the property relations within the framework of which they have operated hitherto. From forms of development of the </text:span><text:span text:style-name="T36">productive forces </text:span><text:span text:style-name="T33">these relations turn into their fetters. Then begins an era of </text:span><text:span text:style-name="T36">social revolution</text:span><text:span text:style-name="T33">. The changes in the </text:span><text:span text:style-name="T36">economic foundation </text:span><text:span text:style-name="T33">lead sooner or later to the transformation of the whole </text:span><text:span text:style-name="T36">immense superstructure.</text:span><text:span text:style-name="T33">”</text:span></text:p>
      <text:p text:style-name="P141"><text:span text:style-name="T33"><text:tab/>-</text:span><text:span text:style-name="T34">Marx</text:span></text:p>
      <text:p text:style-name="P141"><text:span text:style-name="T34"/></text:p>
      <text:p text:style-name="P93"><text:span text:style-name="T33">Core of materialist theory of history</text:span></text:p>
      <text:p text:style-name="P93"><text:span text:style-name="T33">The means of production:</text:span></text:p>
      <text:list xml:id="list1662836382" text:style-name="L43">
        <text:list-item>
          <text:p text:style-name="P126"><text:span text:style-name="T33">Refers to anythinfg in the extern al world which produced income , obtained livlihood, acquire material need</text:span></text:p>
        </text:list-item>
        <text:list-item>
          <text:p text:style-name="P126"><text:span text:style-name="T33">utilised to produce food, shelter and clothing to statisfy human needs and maintain its existence</text:span></text:p>
        </text:list-item>
        <text:list-item>
          <text:p text:style-name="P126"><text:span text:style-name="T33">Only one class of society always owns the means of production</text:span></text:p>
        </text:list-item>
      </text:list>
      <text:p text:style-name="P93"><text:span text:style-name="T33">The relation of production</text:span></text:p>
      <text:list xml:id="list3565598782" text:style-name="L44">
        <text:list-item>
          <text:p text:style-name="P127"><text:span text:style-name="T33">Economically bind one class to another in producton process</text:span></text:p>
        </text:list-item>
        <text:list-item>
          <text:p text:style-name="P127"><text:span text:style-name="T33">Non- owners of means of production are compelled to enter into relations of production in order to statisfy their needs</text:span></text:p>
        </text:list-item>
      </text:list>
      <text:p text:style-name="P94"><text:span text:style-name="T33">Forces of production</text:span></text:p>
      <text:list xml:id="list105926134" text:style-name="L45">
        <text:list-item>
          <text:p text:style-name="P128"><text:span text:style-name="T33">Referes to availavble technique existing in the ma=eans of production including the instruments, equipments, tools and prevailing means of production themselves.</text:span></text:p>
        </text:list-item>
        <text:list-item>
          <text:p text:style-name="P128"><text:span text:style-name="T33">New productive forces oftenlean to transition points creating developmnt of new mode of production</text:span></text:p>
        </text:list-item>
      </text:list>
      <text:p text:style-name="P94"><text:span text:style-name="T33">Mode of production</text:span></text:p>
      <text:list xml:id="list3809224273" text:style-name="L46">
        <text:list-item>
          <text:p text:style-name="P129"><text:span text:style-name="T33">Asiatic mode of Production</text:span></text:p>
        </text:list-item>
        <text:list-item>
          <text:p text:style-name="P129"><text:span text:style-name="T33">Ancient mode of production</text:span></text:p>
        </text:list-item>
        <text:list-item>
          <text:p text:style-name="P129"><text:span text:style-name="T33">Feudal mode of production</text:span></text:p>
        </text:list-item>
        <text:list-item>
          <text:p text:style-name="P129"><text:span text:style-name="T33">Capitalist mode of production</text:span></text:p>
        </text:list-item>
      </text:list>
      <text:p text:style-name="P130"><text:span text:style-name="T33"/></text:p>
      <text:p text:style-name="P130"><text:span text:style-name="T33"/></text:p>
      <text:p text:style-name="P95"><text:span text:style-name="T33">Theory of Alienation</text:span></text:p>
      <text:p text:style-name="P95"><text:span text:style-name="T33"/></text:p>
      <text:p text:style-name="P94"><text:span text:style-name="T33"/></text:p>
      <text:p text:style-name="P93"><text:span text:style-name="T33"/></text:p>
      <text:p text:style-name="P71"/>
      <text:p text:style-name="P1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7e_LT_7e_Gliederung_20_1" style:display-name="Blank~LT~Gliederung 1" style:family="paragraph">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Blank_7e_LT_7e_Gliederung_20_3" style:display-name="Blank~LT~Gliederung 3" style:family="paragraph" style:parent-style-name="Blank_7e_LT_7e_Gliederung_20_2">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Blank_7e_LT_7e_Gliederung_20_5" style:display-name="Blank~LT~Gliederung 5" style:family="paragraph" style:parent-style-name="Blank_7e_LT_7e_Gliederung_20_4">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Blank_7e_LT_7e_Untertitel" style:display-name="Blank~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ank_7e_LT_7e_Notizen" style:display-name="Blank~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ank_7e_LT_7e_Hintergrundobjekte" style:display-name="Blank~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ank_7e_LT_7e_Hintergrund" style:display-name="Blank~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12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23:30:39.230403092</meta:creation-date>
    <meta:generator>LibreOffice/7.3.7.2$Linux_X86_64 LibreOffice_project/30$Build-2</meta:generator>
    <dc:date>2023-09-14T19:43:36.152535378</dc:date>
    <meta:editing-duration>PT2H32M13S</meta:editing-duration>
    <meta:editing-cycles>4</meta:editing-cycles>
    <meta:document-statistic meta:table-count="0" meta:image-count="0" meta:object-count="0" meta:page-count="10" meta:paragraph-count="348" meta:word-count="3776" meta:character-count="23836" meta:non-whitespace-character-count="20599"/>
  </office:meta>
</office:document-meta>
</file>